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kelson-bold" svg:font-family="kelson-bold,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fo:break-before="auto" fo:break-after="auto" table:align="left" fo:keep-with-next="auto"/>
    </style:style>
    <style:style style:name="Table1.A" style:family="table-column">
      <style:table-column-properties style:column-width="2.275cm"/>
    </style:style>
    <style:style style:name="Table1.B" style:family="table-column">
      <style:table-column-properties style:column-width="3.122cm"/>
    </style:style>
    <style:style style:name="Table1.C" style:family="table-column">
      <style:table-column-properties style:column-width="2.249cm"/>
    </style:style>
    <style:style style:name="Table1.D" style:family="table-column">
      <style:table-column-properties style:column-width="9.022cm"/>
    </style:style>
    <style:style style:name="Table1.1" style:family="table-row">
      <style:table-row-properties style:keep-together="true" fo:keep-together="auto"/>
    </style:style>
    <style:style style:name="Table1.A1" style:family="table-cell">
      <style:table-cell-properties style:vertical-align="middle" fo:padding="0.191cm" fo:border-left="none" fo:border-right="none" fo:border-top="0.035cm solid #000000" fo:border-bottom="0.035cm solid #000000" style:writing-mode="lr-tb"/>
    </style:style>
    <style:style style:name="Table1.B1" style:family="table-cell">
      <style:table-cell-properties fo:padding="0.191cm" fo:border-left="none" fo:border-right="none" fo:border-top="0.035cm solid #000000" fo:border-bottom="0.035cm solid #000000" style:writing-mode="lr-tb"/>
    </style:style>
    <style:style style:name="Table1.A2" style:family="table-cell">
      <style:table-cell-properties fo:padding="0.191cm" fo:border="none" style:writing-mode="lr-tb"/>
    </style:style>
    <style:style style:name="Table1.A15" style:family="table-cell">
      <style:table-cell-properties fo:padding="0.191cm" fo:border-left="none" fo:border-right="none" fo:border-top="none" fo:border-bottom="0.035cm solid #000000" style:writing-mode="lr-tb"/>
    </style:style>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0.035cm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0.035cm solid #000000" fo:border-bottom="0.035cm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0.035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1" style:font-size-asian="15pt" style:font-name-complex="Segoe Print1" style:font-size-complex="15pt"/>
    </style:style>
    <style:style style:name="P3" style:family="paragraph" style:parent-style-name="_32_._20_Intro">
      <style:paragraph-properties fo:break-before="page"/>
    </style:style>
    <style:style style:name="P4" style:family="paragraph" style:parent-style-name="_36_._20_Text">
      <style:paragraph-properties fo:text-align="justify" style:justify-single-word="false"/>
    </style:style>
    <style:style style:name="P5" style:family="paragraph" style:parent-style-name="_36_._20_Text">
      <style:text-properties fo:font-style="normal" style:font-style-asian="normal" style:font-style-complex="normal"/>
    </style:style>
    <style:style style:name="P6" style:family="paragraph" style:parent-style-name="_36_._20_Text">
      <style:paragraph-properties fo:text-align="justify" style:justify-single-word="false"/>
      <style:text-properties fo:font-style="normal" style:text-underline-style="none" style:font-style-asian="normal" style:font-style-complex="normal"/>
    </style:style>
    <style:style style:name="P7" style:family="paragraph" style:parent-style-name="_36_._20_Text">
      <style:text-properties fo:background-color="#ffff00"/>
    </style:style>
    <style:style style:name="P8" style:family="paragraph" style:parent-style-name="_36_._20_Text">
      <style:text-properties fo:font-weight="bold" style:font-weight-asian="bold" style:font-weight-complex="bold"/>
    </style:style>
    <style:style style:name="P9" style:family="paragraph" style:parent-style-name="_36_._20_Text">
      <style:paragraph-properties fo:text-align="center" style:justify-single-word="false"/>
      <style:text-properties fo:font-weight="bold" style:font-weight-asian="bold" style:font-weight-complex="bold"/>
    </style:style>
    <style:style style:name="P10" style:family="paragraph" style:parent-style-name="_36_._20_Text">
      <style:paragraph-properties fo:text-align="end" style:justify-single-word="false"/>
    </style:style>
    <style:style style:name="P11" style:family="paragraph" style:parent-style-name="_36_._20_Text">
      <style:paragraph-properties fo:text-align="center" style:justify-single-word="false"/>
    </style:style>
    <style:style style:name="P12" style:family="paragraph" style:parent-style-name="_36_._20_Text">
      <style:paragraph-properties fo:text-align="center" style:justify-single-word="false"/>
      <style:text-properties fo:font-weight="normal" style:font-weight-asian="normal" style:font-weight-complex="normal"/>
    </style:style>
    <style:style style:name="P13" style:family="paragraph" style:parent-style-name="_36_._20_Text">
      <style:text-properties fo:background-color="transparent"/>
    </style:style>
    <style:style style:name="P14" style:family="paragraph" style:parent-style-name="_36_._20_Text">
      <style:paragraph-properties fo:text-align="justify" style:justify-single-word="false"/>
      <style:text-properties fo:background-color="transparent"/>
    </style:style>
    <style:style style:name="P15" style:family="paragraph" style:parent-style-name="_36_._20_Text">
      <style:text-properties fo:font-size="14pt" fo:font-weight="bold" style:font-size-asian="14pt" style:font-weight-asian="bold" style:font-size-complex="14pt" style:font-weight-complex="bold"/>
    </style:style>
    <style:style style:name="P16" style:family="paragraph" style:parent-style-name="_36_._20_Text">
      <style:text-properties style:use-window-font-color="true"/>
    </style:style>
    <style:style style:name="P17" style:family="paragraph" style:parent-style-name="_36_._20_Text">
      <style:text-properties style:font-name="Arial" fo:background-color="transparent"/>
    </style:style>
    <style:style style:name="P18" style:family="paragraph" style:parent-style-name="Text_20_body">
      <style:paragraph-properties fo:text-align="justify" style:justify-single-word="false"/>
    </style:style>
    <style:style style:name="P19" style:family="paragraph" style:parent-style-name="Table_20_Contents">
      <style:paragraph-properties fo:text-align="start" style:justify-single-word="false"/>
      <style:text-properties style:font-name="Arial" fo:font-size="12pt" fo:language="ca" fo:country="ES" style:font-name-asian="Segoe Print" style:font-size-asian="32pt" style:font-name-complex="Segoe Print" style:font-size-complex="32pt"/>
    </style:style>
    <style:style style:name="P20" style:family="paragraph" style:parent-style-name="Table_20_Contents">
      <style:paragraph-properties fo:text-align="start" style:justify-single-word="false"/>
      <style:text-properties style:font-name="Arial1" fo:font-size="12pt" fo:language="ca" fo:country="ES" fo:font-weight="bold" style:font-name-asian="Segoe Print1" style:font-size-asian="32pt" style:font-weight-asian="bold" style:font-name-complex="Segoe Print1" style:font-size-complex="32pt" style:font-weight-complex="bold"/>
    </style:style>
    <style:style style:name="P21" style:family="paragraph" style:parent-style-name="Table_20_Contents">
      <style:paragraph-properties fo:text-align="start" style:justify-single-word="false"/>
      <style:text-properties style:font-name="Arial1" fo:font-size="12pt" fo:language="ca" fo:country="ES" style:font-name-asian="Segoe Print1" style:font-size-asian="32pt" style:font-name-complex="Segoe Print1" style:font-size-complex="32pt"/>
    </style:style>
    <style:style style:name="P22"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23"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24"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25" style:family="paragraph" style:parent-style-name="Normal">
      <style:paragraph-properties fo:margin-top="0cm" fo:margin-bottom="0cm" fo:line-height="100%"/>
      <style:text-properties style:font-name="Arial" fo:font-size="11pt" fo:language="ca" fo:country="ES" style:font-size-asian="11pt" style:font-size-complex="11pt"/>
    </style:style>
    <style:style style:name="P26" style:family="paragraph" style:parent-style-name="Normal">
      <style:paragraph-properties fo:margin-top="0cm" fo:margin-bottom="0cm" fo:line-height="100%"/>
      <style:text-properties style:font-name="Arial" fo:font-size="11pt" fo:language="en" fo:country="GB" style:font-size-asian="11pt" style:font-size-complex="11pt"/>
    </style:style>
    <style:style style:name="P27" style:family="paragraph" style:parent-style-name="Normal">
      <style:paragraph-properties fo:margin-top="0cm" fo:margin-bottom="0cm" fo:text-align="center" style:justify-single-word="false"/>
    </style:style>
    <style:style style:name="P28" style:family="paragraph" style:parent-style-name="Normal">
      <style:paragraph-properties fo:margin-top="0cm" fo:margin-bottom="0cm" fo:line-height="100%"/>
    </style:style>
    <style:style style:name="P29" style:family="paragraph" style:parent-style-name="Normal">
      <style:paragraph-properties fo:margin-top="0cm" fo:margin-bottom="0cm" fo:line-height="100%">
        <style:tab-stops>
          <style:tab-stop style:position="1.984cm"/>
        </style:tab-stops>
      </style:paragraph-properties>
    </style:style>
    <style:style style:name="P30"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31" style:family="paragraph" style:parent-style-name="Normal">
      <style:paragraph-properties fo:margin-left="0.176cm" fo:margin-right="0.176cm" fo:margin-top="0.071cm" fo:margin-bottom="0.071cm" fo:text-indent="0cm" style:auto-text-indent="false">
        <style:tab-stops/>
      </style:paragraph-properties>
    </style:style>
    <style:style style:name="P32"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P33" style:family="paragraph" style:parent-style-name="Taula">
      <style:paragraph-properties fo:keep-with-next="always"/>
    </style:style>
    <style:style style:name="P34" style:family="paragraph" style:parent-style-name="Taula">
      <style:paragraph-properties fo:keep-with-next="always"/>
      <style:text-properties fo:language="ca" fo:country="ES"/>
    </style:style>
    <style:style style:name="P35" style:family="paragraph" style:parent-style-name="Standard">
      <style:paragraph-properties fo:break-before="auto" fo:break-after="auto"/>
    </style:style>
    <style:style style:name="P36" style:family="paragraph" style:parent-style-name="_36_._20_Text">
      <style:paragraph-properties fo:margin-left="0cm" fo:margin-right="0cm" fo:text-align="start" style:justify-single-word="false" fo:orphans="2" fo:widows="2" fo:text-indent="0cm" style:auto-text-indent="false"/>
      <style:text-properties style:use-window-font-color="tru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Figure">
      <style:text-properties fo:language="ca" fo:country="ES"/>
    </style:style>
    <style:style style:name="P41" style:family="paragraph" style:parent-style-name="Taula">
      <style:text-properties style:font-name="Arial" fo:font-size="10.5pt" fo:language="ca" fo:country="ES" fo:font-style="normal" style:font-size-asian="10.5pt" style:font-style-asian="normal" style:font-size-complex="10.5pt" style:font-style-complex="normal"/>
    </style:style>
    <style:style style:name="P42" style:family="paragraph" style:parent-style-name="_36_._20_Text">
      <style:paragraph-properties style:shadow="none" text:number-lines="false" text:line-number="0" style:text-autospace="none">
        <style:tab-stops/>
        <style:drop-cap/>
      </style:paragraph-properties>
    </style:style>
    <style:style style:name="P43" style:family="paragraph" style:parent-style-name="_36_._20_Text" style:list-style-name="Lista"/>
    <style:style style:name="P44" style:family="paragraph" style:parent-style-name="_36_._20_Text" style:list-style-name="Lista">
      <style:paragraph-properties fo:text-align="justify" style:justify-single-word="false"/>
    </style:style>
    <style:style style:name="P45" style:family="paragraph" style:parent-style-name="_36_._20_Text" style:list-style-name="Lista">
      <style:paragraph-properties fo:text-align="justify" style:justify-single-word="false"/>
      <style:text-properties fo:font-style="normal" style:font-style-asian="normal" style:font-style-complex="normal"/>
    </style:style>
    <style:style style:name="P46"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7" style:family="paragraph" style:parent-style-name="_36_._20_Text" style:list-style-name="Numeración"/>
    <style:style style:name="P48" style:family="paragraph" style:parent-style-name="_36_._20_Text" style:list-style-name="Letras_20_minúsculas"/>
    <style:style style:name="P49" style:family="paragraph" style:parent-style-name="_36_._20_Text" style:list-style-name="Lista">
      <style:text-properties fo:background-color="transparent"/>
    </style:style>
    <style:style style:name="P50" style:family="paragraph" style:parent-style-name="_36_._20_Text" style:list-style-name="Numeración">
      <style:text-properties fo:background-color="transparent"/>
    </style:style>
    <style:style style:name="P51" style:family="paragraph" style:parent-style-name="_36_._20_Text" style:list-style-name="Numeración">
      <style:text-properties fo:background-color="#ffff00"/>
    </style:style>
    <style:style style:name="P52" style:family="paragraph" style:parent-style-name="_33_._20_Títol" style:master-page-name="Trabajo">
      <style:paragraph-properties style:page-number="1"/>
    </style:style>
    <style:style style:name="P53" style:family="paragraph" style:parent-style-name="_33_._20_Títol">
      <style:paragraph-properties fo:break-before="page"/>
    </style:style>
    <style:style style:name="P54" style:family="paragraph" style:parent-style-name="_35_._20_Subapartat">
      <style:paragraph-properties fo:break-before="page"/>
    </style:style>
    <style:style style:name="P55"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loext:char-shading-value="0"/>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background-color="transparent" style:font-style-asian="normal" style:font-style-complex="normal" loext:char-shading-value="0"/>
    </style:style>
    <style:style style:name="T7" style:family="text">
      <style:text-properties style:text-underline-style="none"/>
    </style:style>
    <style:style style:name="T8" style:family="text">
      <style:text-properties style:font-name="Arial" fo:font-size="12pt" style:font-size-asian="12pt" style:font-size-complex="12pt"/>
    </style:style>
    <style:style style:name="T9" style:family="text">
      <style:text-properties style:font-name="Arial" fo:font-size="10pt" fo:language="ca" fo:country="ES" style:font-size-asian="10pt" style:font-size-complex="10pt"/>
    </style:style>
    <style:style style:name="T10" style:family="text">
      <style:text-properties style:font-name="Arial" fo:background-color="transparent" loext:char-shading-value="0"/>
    </style:style>
    <style:style style:name="T11" style:family="text">
      <style:text-properties fo:font-variant="normal" fo:text-transform="none"/>
    </style:style>
    <style:style style:name="T12" style:family="text">
      <style:text-properties fo:font-variant="normal" fo:text-transform="none" style:use-window-font-color="true" style:font-name="Arial" fo:font-size="12pt" fo:letter-spacing="normal" fo:font-style="normal" fo:font-weight="normal" fo:background-color="transparent" style:font-size-asian="12pt" style:font-size-complex="12pt" loext:opacity="0%" loext:char-shading-value="0"/>
    </style:style>
    <style:style style:name="T13" style:family="text">
      <style:text-properties fo:font-variant="normal" fo:text-transform="none" style:use-window-font-color="true" style:font-name="Arial" fo:font-size="12pt" fo:letter-spacing="normal" fo:language="ca" fo:country="ES" fo:font-style="normal" fo:font-weight="normal" fo:background-color="transparent" style:font-size-asian="12pt" style:font-size-complex="12pt" loext:opacity="0%" loext:char-shading-value="0"/>
    </style:style>
    <style:style style:name="T14" style:family="text">
      <style:text-properties fo:font-variant="normal" fo:text-transform="none" style:use-window-font-color="true" style:font-name="Arial" fo:font-size="10pt" fo:letter-spacing="normal" fo:font-style="normal" fo:font-weight="normal" fo:background-color="transparent" style:font-size-asian="10pt" style:font-size-complex="10pt" loext:opacity="0%" loext:char-shading-value="0"/>
    </style:style>
    <style:style style:name="T15" style:family="text">
      <style:text-properties fo:font-variant="normal" fo:text-transform="none" style:use-window-font-color="true" fo:letter-spacing="normal" fo:font-style="normal" fo:font-weight="normal" loext:opacity="0%"/>
    </style:style>
    <style:style style:name="T16" style:family="text">
      <style:text-properties fo:font-variant="normal" fo:text-transform="none" style:use-window-font-color="tru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loext:opacity="0%"/>
    </style:style>
    <style:style style:name="T17" style:family="text">
      <style:text-properties fo:font-variant="normal" fo:text-transform="none" style:use-window-font-color="true" style:font-name="Arial1" fo:font-size="12pt" fo:language="ca" fo:country="ES" fo:font-style="normal" fo:text-shadow="none" style:text-underline-style="none" fo:font-weight="normal" fo:background-color="transparent" style:font-name-asian="Segoe Print1" style:font-size-asian="32pt" style:font-name-complex="Segoe Print1" style:font-size-complex="32pt" style:text-overline-style="none" style:text-overline-color="font-color" loext:opacity="0%" loext:char-shading-value="0"/>
    </style:style>
    <style:style style:name="T18" style:family="text">
      <style:text-properties fo:font-variant="normal" fo:text-transform="none" style:use-window-font-color="true" style:font-name="Arial1" fo:font-size="12pt" fo:letter-spacing="normal" fo:language="ca" fo:country="ES" fo:font-style="normal" fo:font-weight="normal" fo:background-color="transparent" style:font-name-asian="Segoe Print1" style:font-size-asian="32pt" style:font-name-complex="Segoe Print1" style:font-size-complex="32pt" loext:opacity="0%" loext:char-shading-value="0"/>
    </style:style>
    <style:style style:name="T19"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20"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style-asian="normal" style:font-name-complex="Segoe Print1" style:font-size-complex="32pt" style:font-style-complex="normal" style:text-overline-style="none" style:text-overline-color="font-color"/>
    </style:style>
    <style:style style:name="T21" style:family="text">
      <style:text-properties fo:font-variant="normal" fo:text-transform="none" style:font-name="Arial1" fo:font-size="12pt" fo:language="ca" fo:country="ES" fo:font-style="normal" fo:text-shadow="none" style:text-underline-style="none" fo:font-weight="normal" fo:background-color="transparent" style:font-name-asian="Segoe Print1" style:font-size-asian="32pt" style:font-style-asian="normal" style:font-name-complex="Segoe Print1" style:font-size-complex="32pt" style:font-style-complex="normal" style:text-overline-style="none" style:text-overline-color="font-color" loext:char-shading-value="0"/>
    </style:style>
    <style:style style:name="T22" style:family="text">
      <style:text-properties fo:font-variant="normal" fo:text-transform="none" style:font-name="Arial1" fo:font-size="12pt" fo:language="ca" fo:country="ES" fo:font-style="normal" fo:text-shadow="none" style:text-underline-style="none" fo:font-weight="normal" fo:background-color="transparent" style:font-name-asian="Segoe Print1" style:font-size-asian="32pt" style:font-name-complex="Segoe Print1" style:font-size-complex="32pt" style:text-overline-style="none" style:text-overline-color="font-color" loext:char-shading-value="0"/>
    </style:style>
    <style:style style:name="T23" style:family="text">
      <style:text-properties fo:font-variant="normal" fo:text-transform="none" style:font-name="Arial1" fo:font-size="12pt" fo:language="ca" fo:country="ES" fo:font-style="italic" fo:text-shadow="none" style:text-underline-style="none" fo:font-weight="normal" fo:background-color="transparent" style:font-name-asian="Segoe Print1" style:font-size-asian="32pt" style:font-style-asian="italic" style:font-name-complex="Segoe Print1" style:font-size-complex="32pt" style:font-style-complex="italic" style:text-overline-style="none" style:text-overline-color="font-color" loext:char-shading-value="0"/>
    </style:style>
    <style:style style:name="T24" style:family="text">
      <style:text-properties fo:font-variant="normal" fo:text-transform="none" style:font-name="Arial1" fo:font-size="12pt" fo:letter-spacing="normal" fo:language="ca" fo:country="ES" fo:font-style="normal" fo:text-shadow="none" style:text-underline-style="none" fo:font-weight="normal" fo:background-color="transparent" style:font-name-asian="Segoe Print1" style:font-size-asian="32pt" style:font-name-complex="Segoe Print1" style:font-size-complex="32pt" style:text-overline-style="none" style:text-overline-color="font-color" loext:char-shading-value="0"/>
    </style:style>
    <style:style style:name="T25" style:family="text">
      <style:text-properties fo:font-variant="normal" fo:text-transform="none" fo:color="#000080" style:font-name="Arial1" fo:font-size="12pt" fo:letter-spacing="normal" fo:language="zxx" fo:country="none" fo:font-style="normal" style:text-underline-style="solid" style:text-underline-width="auto" style:text-underline-color="font-color" fo:font-weight="normal" fo:background-color="transparent" style:font-name-asian="Segoe Print1" style:font-size-asian="32pt" style:language-asian="zxx" style:country-asian="none" style:font-name-complex="Segoe Print1" style:font-size-complex="32pt" style:language-complex="zxx" style:country-complex="none" loext:opacity="100%" loext:char-shading-value="0"/>
    </style:style>
    <style:style style:name="T26" style:family="text">
      <style:text-properties fo:font-variant="normal" fo:text-transform="none" fo:color="#000080" style:font-name="Arial" fo:font-size="10pt" fo:letter-spacing="normal" fo:language="zxx" fo:country="none" fo:font-style="normal" style:text-underline-style="solid" style:text-underline-width="auto" style:text-underline-color="font-color" fo:font-weight="normal" fo:background-color="transparent" style:font-size-asian="10pt" style:language-asian="zxx" style:country-asian="none" style:font-size-complex="10pt" style:language-complex="zxx" style:country-complex="none" loext:opacity="0%" loext:char-shading-value="0"/>
    </style:style>
    <style:style style:name="T27" style:family="text">
      <style:text-properties fo:font-variant="normal" fo:text-transform="none" fo:color="#212121" fo:font-size="12pt" fo:letter-spacing="normal" fo:font-style="normal" fo:font-weight="normal" loext:opacity="100%"/>
    </style:style>
    <style:style style:name="T28" style:family="text">
      <style:text-properties fo:font-variant="normal" fo:text-transform="none" fo:color="#26313d" style:font-name="Arial" fo:font-size="12pt" fo:letter-spacing="normal" fo:language="ca" fo:country="ES" fo:font-style="normal" fo:font-weight="normal" style:font-size-asian="12pt" style:font-size-complex="12pt" loext:opacity="100%"/>
    </style:style>
    <style:style style:name="T29" style:family="text">
      <style:text-properties fo:font-variant="normal" fo:text-transform="none" fo:color="#000000" style:font-name="kelson-bold" fo:font-size="30pt" fo:letter-spacing="normal" fo:font-style="normal" fo:font-weight="normal" loext:opacity="100%"/>
    </style:style>
    <style:style style:name="T30" style:family="text">
      <style:text-properties fo:font-variant="normal" fo:text-transform="none" fo:color="#000000" style:font-name="Arial2" fo:font-size="12pt" fo:letter-spacing="normal" fo:font-style="normal" fo:font-weight="normal" style:font-size-asian="12pt" style:font-size-complex="12pt" loext:opacity="100%"/>
    </style:style>
    <style:style style:name="T31" style:family="text">
      <style:text-properties fo:font-variant="normal" fo:text-transform="none" fo:color="#222222" style:font-name="Arial2" fo:font-size="12pt" fo:letter-spacing="normal" fo:font-style="normal" fo:font-weight="normal" style:font-size-asian="12pt" style:font-size-complex="12pt" loext:opacity="100%"/>
    </style:style>
    <style:style style:name="T32" style:family="text">
      <style:text-properties fo:font-variant="normal" fo:text-transform="none" style:font-name="Arial2" fo:font-size="12pt" fo:language="ca" fo:country="ES" fo:font-style="normal" fo:text-shadow="none" style:text-underline-style="none" fo:font-weight="normal" fo:background-color="transparent" style:font-name-asian="Segoe Print1" style:font-size-asian="12pt" style:font-name-complex="Segoe Print1" style:font-size-complex="12pt" style:text-overline-style="none" style:text-overline-color="font-color" loext:char-shading-value="0"/>
    </style:style>
    <style:style style:name="T33" style:family="text">
      <style:text-properties fo:font-variant="normal" fo:text-transform="none" style:font-name="Arial2" fo:font-size="12pt" fo:letter-spacing="normal" fo:language="ca" fo:country="ES" fo:font-style="normal" fo:text-shadow="none" style:text-underline-style="none" fo:font-weight="normal" fo:background-color="transparent" style:font-name-asian="Segoe Print1" style:font-size-asian="12pt" style:font-name-complex="Segoe Print1" style:font-size-complex="12pt" style:text-overline-style="none" style:text-overline-color="font-color" loext:char-shading-value="0"/>
    </style:style>
    <style:style style:name="T34" style:family="text">
      <style:text-properties fo:font-variant="normal" fo:text-transform="none" style:text-line-through-style="none" style:font-name="Arial1" fo:font-size="12pt" fo:letter-spacing="normal" fo:language="ca" fo:country="ES" fo:font-style="normal" fo:text-shadow="none" style:text-underline-style="none" fo:font-weight="normal" style:text-blinking="false" fo:background-color="transparent" style:font-name-asian="Segoe Print1" style:font-size-asian="32pt" style:font-name-complex="Segoe Print1" style:font-size-complex="32pt" style:text-overline-style="none" style:text-overline-color="font-color" loext:char-shading-value="0"/>
    </style:style>
    <style:style style:name="T35" style:family="text">
      <style:text-properties fo:background-color="transparent" loext:char-shading-value="0"/>
    </style:style>
    <style:style style:name="T36" style:family="text">
      <style:text-properties fo:color="#000000" style:font-name="Arial" fo:font-size="10pt" fo:font-style="italic" fo:font-weight="bold" style:font-name-asian="Arial" style:font-size-asian="10pt" style:font-style-asian="italic" style:font-weight-asian="bold" style:font-name-complex="Arial" style:font-size-complex="10pt" loext:opacity="100%"/>
    </style:style>
    <style:style style:name="T37" style:family="text">
      <style:text-properties fo:color="#000000" style:font-name="Arial" fo:font-size="10pt" fo:language="es" fo:country="ES" fo:font-weight="bold" style:font-name-asian="Arial" style:font-size-asian="10pt" style:font-weight-asian="bold" style:font-name-complex="Arial" style:font-size-complex="10pt" loext:opacity="100%"/>
    </style:style>
    <style:style style:name="T38" style:family="text">
      <style:text-properties fo:color="#000000" style:font-name="Arial" fo:font-size="10pt" fo:font-weight="bold" style:font-name-asian="Arial" style:font-size-asian="10pt" style:font-weight-asian="bold" style:font-name-complex="Arial" style:font-size-complex="10pt" loext:opacity="100%"/>
    </style:style>
    <style:style style:name="T39" style:family="text">
      <style:text-properties fo:color="#111111" style:font-name="Arial" fo:font-size="10pt" style:font-name-asian="Arial" style:font-size-asian="10pt" style:font-name-complex="Arial" style:font-size-complex="10pt" loext:opacity="100%"/>
    </style:style>
    <style:style style:name="T40" style:family="text">
      <style:text-properties fo:color="#111111" style:font-name="Arial" fo:font-size="10pt" fo:language="es" fo:country="ES" style:font-name-asian="Arial" style:font-size-asian="10pt" style:font-name-complex="Arial" style:font-size-complex="10pt" loext:opacity="100%"/>
    </style:style>
    <style:style style:name="T41" style:family="text">
      <style:text-properties fo:color="#111111" style:font-name="Arial" fo:font-size="10pt" fo:font-style="italic" style:font-name-asian="Arial" style:font-size-asian="10pt" style:font-style-asian="italic" style:font-name-complex="Arial" style:font-size-complex="10pt" loext:opacity="100%"/>
    </style:style>
    <style:style style:name="T42" style:family="text">
      <style:text-properties fo:color="#111111" style:font-name="Arial" fo:font-size="10pt" fo:font-weight="bold" style:font-name-asian="Arial" style:font-size-asian="10pt" style:font-weight-asian="bold" style:font-name-complex="Arial" style:font-size-complex="10pt" style:font-weight-complex="bold" loext:opacity="100%"/>
    </style:style>
    <style:style style:name="T43"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loext:opacity="100%"/>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color="#800000" loext:opacity="100%"/>
    </style:style>
    <style:style style:name="T47" style:family="text">
      <style:text-properties style:font-name="Arial1" fo:font-size="12pt" style:font-name-asian="Segoe Print1" style:font-size-asian="32pt" style:font-name-complex="Segoe Print1" style:font-size-complex="32pt"/>
    </style:style>
    <style:style style:name="T48" style:family="text">
      <style:text-properties fo:language="ca" fo:country="ES"/>
    </style:style>
    <style:style style:name="T49" style:family="text">
      <style:text-properties style:use-window-font-color="true" loext:opacity="0%"/>
    </style:style>
    <style:style style:name="T50" style:family="text">
      <style:text-properties style:use-window-font-color="true" fo:font-style="normal" style:font-style-asian="normal" style:font-style-complex="normal" loext:opacity="0%"/>
    </style:style>
    <style:style style:name="T51" style:family="text">
      <style:text-properties style:use-window-font-color="true" fo:background-color="transparent" loext:opacity="0%" loext:char-shading-value="0"/>
    </style:style>
    <style:style style:name="T52" style:family="text">
      <style:text-properties fo:color="#000080" style:font-name="Arial1" fo:language="zxx" fo:country="none" style:text-underline-style="solid" style:text-underline-width="auto" style:text-underline-color="font-color" fo:background-color="transparent" style:font-name-asian="Segoe Print1" style:font-size-asian="32pt" style:language-asian="zxx" style:country-asian="none" style:font-name-complex="Segoe Print1" style:font-size-complex="32pt" style:language-complex="zxx" style:country-complex="none" loext:opacity="100%" loext:char-shading-value="0"/>
    </style:style>
    <style:style style:name="T53" style:family="text">
      <style:text-properties style:font-weight-asian="bold" style:font-weight-complex="bold"/>
    </style:style>
    <style:style style:name="T54" style:family="text">
      <style:text-properties style:font-name="Arial2"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55">POT UN VIDEOJOC AJUDAR A APRENDRE IDIOMES?</text:p>
      <text:p text:style-name="_31_._20_Títol_20_treball"/>
      <text:p text:style-name="P10"/>
      <text:p text:style-name="P10"/>
      <text:p text:style-name="P10"/>
      <text:p text:style-name="P11"><text:span text:style-name="T44">Autor:</text:span> Iker González Tirado, 2n Batx T</text:p>
      <text:p text:style-name="P11"><text:span text:style-name="T44">Tutor acadèmic:</text:span> Raúl Bujardón del Campo</text:p>
      <text:p text:style-name="P9">Centre:<text:span text:style-name="T45"> Institut Enric Borràs (Badalona)</text:span></text:p>
      <text:p text:style-name="P12"/>
      <text:p text:style-name="P11"><text:span text:style-name="T44">Tutor:</text:span> Carles Hernández Ferrer</text:p>
      <text:p text:style-name="P9">Centre:<text:span text:style-name="T45"> Centre Nacional d'Anàlisis Genòmiques (CNAG)</text:span></text:p>
      <text:p text:style-name="P12"/>
      <text:p text:style-name="P11"><text:span text:style-name="T44">Data d'entrega:</text:span> 11 de gener de 2021</text:p>
      <text:p text:style-name="P3">Agraïments</text:p>
      <text:p text:style-name="_36_._20_Text">Es completarà a la versió final.</text:p>
      <text:p text:style-name="P3">Resum</text:p>
      <text:p text:style-name="P42">L'objectiu d'aquest treball de recerca és saber si un videojoc pot ajudar a les persones a aprendre idiomes. Com a estudiant de batxillerat tecnològic, un interès secundari d'aquest treball ha sigut complementar la meva informació mitjançant l'aprenentatge i ús<text:span text:style-name="T35"> de diferents eines d'ús lliure per a l'edició, implementació i creació de videojocs (</text:span><text:span text:style-name="T2">Twine</text:span><text:span text:style-name="T35">,</text:span><text:span text:style-name="T2"> Scratch</text:span><text:span text:style-name="T35">, </text:span><text:span text:style-name="T2">Forkphorus</text:span><text:span text:style-name="T35">). Addicionalment, aquest treball ha servit per introduir i aprendre a utilitzar eines de control de versions (</text:span><text:span text:style-name="T2">GitHub</text:span><text:span text:style-name="T35">) i treball col·laboratiu (</text:span><text:span text:style-name="T2">Slack</text:span><text:span text:style-name="T35">) que permeten el treball multidisciplinari i en equip. Tot el material d'aquest treball de recerca està disponible a la pàgina de GitHub: </text:span><text:a xlink:type="simple" xlink:href="https://github.com/Ikerto/scratchtr" text:style-name="Internet_20_link" text:visited-style-name="Visited_20_Internet_20_Link"><text:span text:style-name="T52">https://github.com/Ikerto/scratchtr</text:span></text:a>.</text:p>
      <text:p text:style-name="P42">Per contestar a la nostra pregunta científica, es va distribuir una primera enquesta, a través de diversos grups de <text:span text:style-name="T1">WhatsApp</text:span>, que pretenia conèixer l'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 <text:a xlink:type="simple" xlink:href="https://forkphorus.github.io/app.html?id=458625035" office:target-frame-name="_blank" xlink:show="new" text:style-name="Internet_20_link" text:visited-style-name="Visited_20_Internet_20_Link"><text:span text:style-name="T25">https://forkphorus.github.io/app.html?id=458625035</text:span></text:a>.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text:span text:style-name="T19">oure</text:span> en què sí que es pot aprendre idiomes amb un videojoc. A més, personalment també vaig assolir els objectius personals proposats, ja que cada cop em va resultar més fàcil l'ús dels programes utilitzats al llarg del projecte.</text:p>
      <text:p text:style-name="_36_._20_Text"/>
      <text:p text:style-name="P3">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37">1. Introducció<text:tab/>1</text:p>
          <text:p text:style-name="P38">1.1. Què és un videojoc?<text:tab/>1</text:p>
          <text:p text:style-name="P38">1.2. Breu història dels videojocs<text:tab/>2</text:p>
          <text:p text:style-name="P38">1.3. Els videojocs i l'aprenentatge de llengües<text:tab/>5</text:p>
          <text:p text:style-name="P38">1.4. Com crear un videojoc<text:tab/>7</text:p>
          <text:p text:style-name="P37">2. Objectius i organització<text:tab/>8</text:p>
          <text:p text:style-name="P38">2.1. Objectiu<text:tab/>8</text:p>
          <text:p text:style-name="P39">2.1.1. Objectius específics<text:tab/>8</text:p>
          <text:p text:style-name="P39">2.1.2. Organització<text:tab/>8</text:p>
          <text:p text:style-name="P37">3. Desenvolupament del treball<text:tab/>10</text:p>
          <text:p text:style-name="P38">3.1. Disseny<text:tab/>10</text:p>
          <text:p text:style-name="P39">3.1.1. Software<text:tab/>10</text:p>
          <text:p text:style-name="P39">3.1.2. Esbossos<text:tab/>11</text:p>
          <text:p text:style-name="P39">3.1.3. Narrativa<text:tab/>12</text:p>
          <text:p text:style-name="P39">3.1.4. Implementació<text:tab/>13</text:p>
          <text:p text:style-name="P38">3.2. Estudi de mercat<text:tab/>16</text:p>
          <text:p text:style-name="P39">3.2.1. Resultats generals<text:tab/>18</text:p>
          <text:p text:style-name="P39">3.2.2. Resultats per grups d'edat<text:tab/>18</text:p>
          <text:p text:style-name="P38">3.3. Actualització de disseny<text:tab/>20</text:p>
          <text:p text:style-name="P37">4. Resultats i conclusió<text:tab/>24</text:p>
          <text:p text:style-name="P37">5. Bibliografia<text:tab/>25</text:p>
        </text:index-body>
      </text:table-of-content>
      <text:p text:style-name="_36_._20_Text"/>
      <text:h text:style-name="P52" text:outline-level="1"><text:bookmark-start text:name="__RefHeading___Toc2444_250916180"/>Introducció<text:bookmark-end text:name="__RefHeading___Toc2444_250916180"/></text:h>
      <text:p text:style-name="P13">S’ha demostrat que els videojocs tenen nombroses utilitats com millorar salut física (mobilitat, força, benestar físic) i mental (temps de reacció, funció executiva, velocitat de processament) (Xu <text:span text:style-name="T1">et al.</text:span>, 2020) o controlar les emocions (Villani <text:span text:style-name="T1">et al.</text:span>, 2018) entre d’altres (Ordonez <text:span text:style-name="T1">et al.</text:span>, 2017). Inclús s'ha demostrat que té efectes físics que permeten millorar la rehabilitació (Nuic <text:span text:style-name="T1">et al.,</text:span> 2018; Gomes <text:span text:style-name="T1">et al.</text:span>, 2019). També hi ha evidència científica que <text:s/>es pot aprendre jugant (Mayer RE, 2019; Soneji C, 2019). És per això que en aquest treball ens hem plantejat la pregunta científica si els videojocs poden ajudar a aprendre anglès. La nostra hipòtesi se sustenta en el fet que ja existeixen nombrosos estudis on es demostra que l’ús de jocs amb ap<text:span text:style-name="T19">arells</text:span> electrònics tenen un impacte positiu a l’aprenentatge de llengües (<text:span text:style-name="T35">Radesky </text:span><text:span text:style-name="T2">et al.</text:span><text:span text:style-name="T35">, 2016; </text:span>Zhang <text:span text:style-name="T1">et al.</text:span>, 2017).</text:p>
      <text:p text:style-name="_36_._20_Text"><text:span text:style-name="T35">Donat que estic realitzant un batxillerat tecnològic, per testar la nostra hipòtesi no només utilitzarem el mètode científic habitual (recollida d’informació i anàlisi), sin</text:span><text:span text:style-name="T22">ó</text:span><text:span text:style-name="T35"> que també tindré com a objectiu del treball la implementació d’un videojoc utilitzant eines de programació i disseny de diàlegs d’ús lliure. </text:span><text:span text:style-name="T51">Per dur a terme aquest treball, també es faran servir programes que faciliten la comunicació amb el meu tutor (Slack) i fer control de versions dels diferents processos de disseny i implementació del videojoc (Git</text:span><text:span text:style-name="T17">H</text:span><text:span text:style-name="T51">ub).</text:span></text:p>
      <text:p text:style-name="P13">A continuació, explicarem què és un videojoc, una breu descripció de la història dels videojocs, com es poden utilitzar a l’aprenentatge de llengües i finalment descriurem quines fases cal dur a terme a la creació d’un videojoc. <text:span text:style-name="T49">Part de la informació que es descriu en les següents seccions ha sigut extreta de diferents pàgines web escrites a la subsecció Webgrafia que està disponible a la secció de Bibliografia. Les figures i taules són originals d'aquest treball.</text:span></text:p>
      <text:h text:style-name="_34_._20_Apartat" text:outline-level="2"><text:bookmark-start text:name="__RefHeading___Toc2446_250916180"/>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text:soft-page-break/>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7">d'arxius.</text:span></text:p>
      <text:h text:style-name="_34_._20_Apartat" text:outline-level="2"><text:bookmark-start text:name="__RefHeading___Toc2448_250916180"/>Breu història dels videojocs<text:bookmark-end text:name="__RefHeading___Toc2448_250916180"/></text:h>
      <text:p text:style-name="P4"><text:s/>A aquesta secció parlaré dels fets més importants i remarcables que ha tingut la història dels videojocs, la seva indústria i tot el que té a veure amb aquest món. L<text:span text:style-name="T35">a figura 1 </text:span>té una representació visual d'aquesta línia temporal que es descriu a continuació:</text:p>
      <text:list xml:id="list664109867669234661" text:style-name="Lista">
        <text:list-item>
          <text:p text:style-name="P44">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4">L'any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4"> contra una intel·ligència artificial.</text:span></text:p>
        </text:list-item>
        <text:list-item>
          <text:p text:style-name="P44"><text:span text:style-name="T4">Al 1962 va arribar </text:span><text:span text:style-name="T1">Spacewar!</text:span><text:span text:style-name="T4">, desenvolupat <text:s/>per dos estudiants del MIT i <text:s/>va ser considerat el primer joc d'ordinador per ser el primer a haver sigut comercialitzat.</text:span></text:p>
        </text:list-item>
        <text:list-item>
          <text:p text:style-name="P45">“Odissey” és considerada la primera videoconsola. Estava basada en un prototipus creat a finals dels anys 60 per Ralph Baer, anomenada “Brown Box”.</text:p>
        </text:list-item>
        <text:list-item>
          <text:p text:style-name="P44">Els videojocs van tornar-se populars a la dècada dels 70, degut a l'arribada dels ordinadors personals i les consoles domèstiques, que permetien jugar des de casa.</text:p>
        </text:list-item>
        <text:list-item>
          <text:p text:style-name="P44">A l'any 1972 es va realitzar la primera competició de videojocs del món, amb el videojoc <text:span text:style-name="T1">Spacewar!</text:span><text:span text:style-name="T4">. Aquesta va tenir 10000 participants. Aquest és l'origen dels eSports, encara que no se'ls anomenava així fins als 2000.</text:span></text:p>
        </text:list-item>
        <text:list-item>
          <text:p text:style-name="P44">A finals dels 60, Atari va alliberar la primera versió àrcade de <text:span text:style-name="T1">Pong</text:span><text:span text:style-name="T4">, i al 1975, van llençar una edició per jugar a casa. L'èxit comercial de </text:span><text:span text:style-name="T1">Pong</text:span><text:span text:style-name="T4"> va portar a moltes companyies a crear les seves pròpies versions del joc, fent que sorgeixi la indústria del videojoc.</text:span></text:p>
        </text:list-item>
        <text:list-item>
          <text:p text:style-name="P45"><text:soft-page-break/>Al 1975 va sortir al mercat el shooter Gunfight, el qual es tracta del primer videojoc multijugador que permetia partides d'humà contra humà (o en anglès PvP, de <text:span text:style-name="T1">player vs player</text:span>), amb un nou estil de joc, utilitzant un joystick per controlar el moviment i un altre per controlar l'apuntat.</text:p>
        </text:list-item>
        <text:list-item>
          <text:p text:style-name="P45">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5">Al 1979 es va crear Activision, una companyia desenvolupadora que només s'encarregava de desenvolupar jocs sense crear consoles.</text:p>
        </text:list-item>
        <text:list-item>
          <text:p text:style-name="P45">El llançament de <text:span text:style-name="T1">Space Invaders</text:span> al 1980 va significar una nova etapa per als videojocs gràcies a l'impacte que va tenir i la quantitat de diners que va recaptar, i fins i tot avui dia, aquest joc amb totes les seves versions ha recaptat 13 mil milions de dòlars, fent que sigui el videojoc amb majors ingressos de tots els temps; i gràcies a això, es van crear les revistes d'oci sobre videojocs. Les vendes d'“Atari VCS”, que al seu llançament van ser modestes, <text:s/>es van disparar a aquell any.</text:p>
        </text:list-item>
        <text:list-item>
          <text:p text:style-name="P45">Al llarg de la dècada dels 80, la indústria japonesa (sobretot Nintendo) va voler perfeccionar la tecnologia dels videojocs, creant jocs tan populars com <text:span text:style-name="T1">Super Mario Bros</text:span>.</text:p>
        </text:list-item>
        <text:list-item>
          <text:p text:style-name="P45">Al 1983, a Nord-amèrica els videojocs es van estavellar, creant títols i consoles de poc interès. La indústria necessitava un canvi.</text:p>
        </text:list-item>
        <text:list-item>
          <text:p text:style-name="P45">Aquell mateix any, es van crear els ordinadors personals, com “Commodore Vic-20” i “Apple II” els quals es van tornar populars.</text:p>
        </text:list-item>
        <text:list-item>
          <text:p text:style-name="P45">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última d'aquestes versions va ser la “Game Boy Advanced”, que es va vendre quasi tant com les dues consoles mencionades anteriorment juntes.</text:p>
        </text:list-item>
        <text:list-item>
          <text:p text:style-name="P45">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5">Al 1993 Nintendo i Sega van fer un esforç per crear videojocs menys violents que els creats fins a la data, substituint-los per uns dirigits a un públic més infantil.</text:p>
        </text:list-item>
        <text:list-item>
          <text:p text:style-name="P45">LAN es va tornar més popular amb els jocs shooter (jocs d'armes de foc en primera persona) multijugador, com <text:span text:style-name="T1">Quake</text:span>, llençat al 1996.</text:p>
        </text:list-item>
        <text:list-item>
          <text:p text:style-name="P45">LAN i la connexió a Internet van obrir les possibilitats de jugar en línia, amb consoles diferents des de qualsevol lloc del món.</text:p>
        </text:list-item>
        <text:list-item>
          <text:p text:style-name="P45"><text:soft-page-break/>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4"><text:span text:style-name="T4">Al 1998 es va realitzar una competició de </text:span><text:span text:style-name="T1">Starcraft 2</text:span><text:span text:style-name="T4"> per a ordinadors, i va tenir més de 50 milions d'espectadors, on 17 milions d'aquests </text:span><text:span text:style-name="T20">feien d’espectadirs</text:span><text:span text:style-name="T4">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span></text:p>
        </text:list-item>
        <text:list-item>
          <text:p text:style-name="P45">A l'any 2000 va ser llençada la primera consola amb connexió a Internet, la “Sega Dreamcast”, sent aquesta l'última consola produïda per aquesta companyia, desenvolupada en cooperació amb Hitachi i Microsoft. Aquesta consola va donar terreny a altres com la “Play Station” de Sony i la “Nintendo 64” de Nintendo.</text:p>
        </text:list-item>
        <text:list-item>
          <text:p text:style-name="P45">Al 2000, va ser llençat <text:span text:style-name="T1">Counter Strike</text:span>, l'FPS (tret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ra com ara, hi ha moltes versions disponibles, però la més popular avui dia és <text:span text:style-name="T1">Counter Strike: Global Offensive</text:span>, publicada al <text:span text:style-name="T7">2012.</text:span></text:p>
        </text:list-item>
        <text:list-item>
          <text:p text:style-name="P45"><text:span text:style-name="T7">Un altre dels videojocs importants sortit al 2000 va ser </text:span><text:span text:style-name="T3">The Sims</text:span><text:span text:style-name="T7">, un videojoc de simulació social i estratègia, predecessor de </text:span><text:span text:style-name="T3">SimCity</text:span><text:span text:style-name="T7">, que va ser molt popular a la dècada dels 90.</text:span></text:p>
        </text:list-item>
        <text:list-item>
          <text:p text:style-name="P46">Al 2001 SEGA va deixar de produir hardware o consoles i va decidir dedicar-se exclusivament al desenvolupament de videojocs.</text:p>
        </text:list-item>
        <text:list-item>
          <text:p text:style-name="P46">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6">League of Legends, un joc del gènere MOBA (multijugador d'arena de batalla en línia) va sortir al 2009, sent avui dia un dels videojocs més populars i competitius, tant a nivell popular com professional.</text:p>
        </text:list-item>
        <text:list-item>
          <text:p text:style-name="P46">Al 2009 els videojocs van ser considerats com un bé cultural, degut a l'espectacle de masses que causa i el mercat tan ampli com el del cinema, per promocionar i donar suport a aquesta indústria.</text:p>
        </text:list-item>
        <text:list-item>
          <text:p text:style-name="P46"><text:soft-page-break/>Fins avui dia, la indústria del videojoc i dels eSports és possiblement la més popular entre els joves d'avui dia. Amb consoles actuals com “Play Station 4”, “Nintendo Switch”, un ordinador o un <text:span text:style-name="T1">smartphone</text:span>, qualsevol pot accedir a un videojoc i ser participant d'aquesta gran comunitat.</text:p>
        </text:list-item>
        <text:list-item>
          <text:p text:style-name="P46">Actualment, molta gent pot viure dels videojocs, ja sigui dedicant-se als eSports, o creant contingut a Internet a plataformes virtuals com <text:span text:style-name="T1">YouTube</text:span> o <text:span text:style-name="T1">Twitch</text:span>.</text:p>
        </text:list-item>
      </text:list>
      <text:p text:style-name="P6"><draw:frame draw:style-name="fr1" draw:name="Marco5" text:anchor-type="paragraph" svg:y="0.474cm" svg:width="11.94cm" draw:z-index="3"><draw:text-box fo:min-height="14.208cm"><text:p text:style-name="Figure">Figura <text:sequence text:ref-name="refFigure0" text:name="Figure" text:formula="ooow:Figure+1" style:num-format="1">1</text:sequence>: <text:span text:style-name="T48">Línia temporal de la història dels videojocs i les consoles</text:span>.</text:p></draw:text-box></draw:frame></text:p>
      <text:h text:style-name="_34_._20_Apartat" text:outline-level="2"><text:bookmark-start text:name="__RefHeading___Toc2450_250916180"/>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text:soft-page-break/>La taula 1 té un llistat amb alguns jocs que han sigut especialment dissenyats per aprendre anglès (per exemple <text:span text:style-name="T1">Bubbles </text:span><text:span text:style-name="T4">o </text:span><text:span text:style-name="T1">Professor Garfield</text:span>), i altres que, si es juga a la versió anglesa, permet aprendre vocabulari i formes d'expressar-se, ja que contenen diàlegs entre personatges (<text:span text:style-name="T5">per exemple </text:span><text:span text:style-name="T3">BioShock </text:span><text:span text:style-name="T5">o </text:span><text:span text:style-name="T3">Fallout</text:span>).</text:p>
      <text:p text:style-name="P33">Taula <text:sequence text:ref-name="refTaula0" text:name="Taula" text:formula="ooow:Taula+1" style:num-format="1">1</text:sequence>: Diversos videojocs amb diferents temàtiques i nivells d'anglès que es poden fer servir per <text:span text:style-name="T48">aprendre</text:span> <text:span text:style-name="T48">l'idioma</text:span> <text:span text:style-name="T48">juga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Nom</text:p>
          </table:table-cell>
          <table:table-cell table:style-name="Table1.B1" office:value-type="string">
            <text:p text:style-name="P24">Nivell</text:p>
          </table:table-cell>
          <table:table-cell table:style-name="Table1.B1" office:value-type="string">
            <text:p text:style-name="P24">Gènere</text:p>
          </table:table-cell>
          <table:table-cell table:style-name="Table1.B1" office:value-type="string">
            <text:p text:style-name="P24">URL</text:p>
          </table:table-cell>
        </table:table-row>
        <table:table-row table:style-name="Table1.1">
          <table:table-cell table:style-name="Table1.A2" office:value-type="string">
            <text:p text:style-name="P25">Influent</text:p>
          </table:table-cell>
          <table:table-cell table:style-name="Table1.A2" office:value-type="string">
            <text:p text:style-name="P25">Bàsic</text:p>
          </table:table-cell>
          <table:table-cell table:style-name="Table1.A2" office:value-type="string">
            <text:p text:style-name="P25">Joc</text:p>
          </table:table-cell>
          <table:table-cell table:style-name="Table1.A2" office:value-type="string">
            <text:p text:style-name="P28"><text:a xlink:type="simple" xlink:href="http://playinfluent.com/" office:target-frame-name="_top" xlink:show="replace" text:style-name="Internet_20_link" text:visited-style-name="Visited_20_Internet_20_Link"><text:span text:style-name="Hipervínculo"><text:span text:style-name="T9">http://playinfluent.com/</text:span></text:span></text:a></text:p>
          </table:table-cell>
        </table:table-row>
        <table:table-row table:style-name="Table1.1">
          <table:table-cell table:style-name="Table1.A2" office:value-type="string">
            <text:p text:style-name="P25">Professor Garfield</text:p>
          </table:table-cell>
          <table:table-cell table:style-name="Table1.A2" office:value-type="string">
            <text:p text:style-name="P25">Bàsic</text:p>
          </table:table-cell>
          <table:table-cell table:style-name="Table1.A2" office:value-type="string">
            <text:p text:style-name="P25">Puzle </text:p>
          </table:table-cell>
          <table:table-cell table:style-name="Table1.A2" office:value-type="string">
            <text:p text:style-name="P28"><text:a xlink:type="simple" xlink:href="http://www.professorgarfield.org/pgf_ReadingRing.html" office:target-frame-name="_top" xlink:show="replace" text:style-name="Internet_20_link" text:visited-style-name="Visited_20_Internet_20_Link"><text:span text:style-name="Hipervínculo"><text:span text:style-name="T9">http://www.professorgarfield.org/pgf_ReadingRing.html</text:span></text:span></text:a></text:p>
          </table:table-cell>
        </table:table-row>
        <table:table-row table:style-name="Table1.1">
          <table:table-cell table:style-name="Table1.A2" office:value-type="string">
            <text:p text:style-name="P25">Clifford</text:p>
          </table:table-cell>
          <table:table-cell table:style-name="Table1.A2" office:value-type="string">
            <text:p text:style-name="P25">Bàsic</text:p>
          </table:table-cell>
          <table:table-cell table:style-name="Table1.A2" office:value-type="string">
            <text:p text:style-name="P25">Puzle </text:p>
          </table:table-cell>
          <table:table-cell table:style-name="Table1.A2" office:value-type="string">
            <text:p text:style-name="P28"><text:a xlink:type="simple" xlink:href="http://teacher.scholastic.com/clifford1/build/vowels.htm" office:target-frame-name="_top" xlink:show="replace" text:style-name="Internet_20_link" text:visited-style-name="Visited_20_Internet_20_Link"><text:span text:style-name="Hipervínculo"><text:span text:style-name="T9">http://teacher.scholastic.com/clifford1/build/vowels.htm</text:span></text:span></text:a></text:p>
          </table:table-cell>
        </table:table-row>
        <table:table-row table:style-name="Table1.1">
          <table:table-cell table:style-name="Table1.A2" office:value-type="string">
            <text:p text:style-name="P25">Bubbles</text:p>
          </table:table-cell>
          <table:table-cell table:style-name="Table1.A2" office:value-type="string">
            <text:p text:style-name="P25">Bàsic</text:p>
          </table:table-cell>
          <table:table-cell table:style-name="Table1.A2" office:value-type="string">
            <text:p text:style-name="P25">Puzle</text:p>
          </table:table-cell>
          <table:table-cell table:style-name="Table1.A2" office:value-type="string">
            <text:p text:style-name="P28"><text:a xlink:type="simple" xlink:href="https://www.gamestolearnenglish.com/bubbles-english/" office:target-frame-name="_top" xlink:show="replace" text:style-name="Internet_20_link" text:visited-style-name="Visited_20_Internet_20_Link"><text:span text:style-name="Hipervínculo"><text:span text:style-name="T9">https://www.gamestolearnenglish.com/bubbles-english</text:span></text:span></text:a></text:p>
          </table:table-cell>
        </table:table-row>
        <table:table-row table:style-name="Table1.1">
          <table:table-cell table:style-name="Table1.A2" office:value-type="string">
            <text:p text:style-name="P25">21 Days</text:p>
          </table:table-cell>
          <table:table-cell table:style-name="Table1.A2" office:value-type="string">
            <text:p text:style-name="P25">Bàsic/Mig</text:p>
          </table:table-cell>
          <table:table-cell table:style-name="Table1.A2" office:value-type="string">
            <text:p text:style-name="P25">Rol</text:p>
          </table:table-cell>
          <table:table-cell table:style-name="Table1.A2" office:value-type="string">
            <text:p text:style-name="P28"><text:a xlink:type="simple" xlink:href="https://store.steampowered.com/app/607660/21_Days/" office:target-frame-name="_top" xlink:show="replace" text:style-name="Internet_20_link" text:visited-style-name="Visited_20_Internet_20_Link"><text:span text:style-name="Hipervínculo"><text:span text:style-name="T9">https://store.steampowered.com/app/607660/21_Days</text:span></text:span></text:a></text:p>
          </table:table-cell>
        </table:table-row>
        <table:table-row table:style-name="Table1.1">
          <table:table-cell table:style-name="Table1.A2" office:value-type="string">
            <text:p text:style-name="P25">FluentU</text:p>
          </table:table-cell>
          <table:table-cell table:style-name="Table1.A2" office:value-type="string">
            <text:p text:style-name="P25">Bàsic/Avançat</text:p>
          </table:table-cell>
          <table:table-cell table:style-name="Table1.A2" office:value-type="string">
            <text:p text:style-name="P25">Joc</text:p>
          </table:table-cell>
          <table:table-cell table:style-name="Table1.A2" office:value-type="string">
            <text:p text:style-name="P28"><text:a xlink:type="simple" xlink:href="https://www.fluentu.com/" office:target-frame-name="_top" xlink:show="replace" text:style-name="Internet_20_link" text:visited-style-name="Visited_20_Internet_20_Link"><text:span text:style-name="Hipervínculo"><text:span text:style-name="T9">https://www.fluentu.com</text:span></text:span></text:a></text:p>
          </table:table-cell>
        </table:table-row>
        <table:table-row table:style-name="Table1.1">
          <table:table-cell table:style-name="Table1.A2" office:value-type="string">
            <text:p text:style-name="P25">Fable</text:p>
          </table:table-cell>
          <table:table-cell table:style-name="Table1.A2" office:value-type="string">
            <text:p text:style-name="P25">Mig</text:p>
          </table:table-cell>
          <table:table-cell table:style-name="Table1.A2" office:value-type="string">
            <text:p text:style-name="P25">Rol</text:p>
          </table:table-cell>
          <table:table-cell table:style-name="Table1.A2" office:value-type="string">
            <text:p text:style-name="P28"><text:a xlink:type="simple" xlink:href="https://store.steampowered.com/app/204030/Fable__The_Lost_Chapters/" office:target-frame-name="_top" xlink:show="replace" text:style-name="Internet_20_link" text:visited-style-name="Visited_20_Internet_20_Link"><text:span text:style-name="Hipervínculo"><text:span text:style-name="T9">https://store.steampowered.com/app/204030/Fable__The_Lost_Chapters</text:span></text:span></text:a></text:p>
          </table:table-cell>
        </table:table-row>
        <table:table-row table:style-name="Table1.1">
          <table:table-cell table:style-name="Table1.A2" office:value-type="string">
            <text:p text:style-name="P25">Civilization</text:p>
          </table:table-cell>
          <table:table-cell table:style-name="Table1.A2" office:value-type="string">
            <text:p text:style-name="P25">Mig</text:p>
          </table:table-cell>
          <table:table-cell table:style-name="Table1.A2" office:value-type="string">
            <text:p text:style-name="P25">Estratègia</text:p>
          </table:table-cell>
          <table:table-cell table:style-name="Table1.A2" office:value-type="string">
            <text:p text:style-name="P28"><text:a xlink:type="simple" xlink:href="https://www.civilization.com/es-ES/" office:target-frame-name="_top" xlink:show="replace" text:style-name="Internet_20_link" text:visited-style-name="Visited_20_Internet_20_Link"><text:span text:style-name="Hipervínculo"><text:span text:style-name="T9">https://www.civilization.com/es-ES</text:span></text:span></text:a></text:p>
          </table:table-cell>
        </table:table-row>
        <table:table-row table:style-name="Table1.1">
          <table:table-cell table:style-name="Table1.A2" office:value-type="string">
            <text:p text:style-name="P25">Deponia</text:p>
          </table:table-cell>
          <table:table-cell table:style-name="Table1.A2" office:value-type="string">
            <text:p text:style-name="P25">Mig</text:p>
          </table:table-cell>
          <table:table-cell table:style-name="Table1.A2" office:value-type="string">
            <text:p text:style-name="P25">Aventura</text:p>
          </table:table-cell>
          <table:table-cell table:style-name="Table1.A2" office:value-type="string">
            <text:p text:style-name="P28"><text:a xlink:type="simple" xlink:href="https://store.steampowered.com/app/214340/Deponia/" office:target-frame-name="_top" xlink:show="replace" text:style-name="Internet_20_link" text:visited-style-name="Visited_20_Internet_20_Link"><text:span text:style-name="Hipervínculo"><text:span text:style-name="T9">https://store.steampowered.com/app/214340/Deponia</text:span></text:span></text:a></text:p>
          </table:table-cell>
        </table:table-row>
        <table:table-row table:style-name="Table1.1">
          <table:table-cell table:style-name="Table1.A2" office:value-type="string">
            <text:p text:style-name="P26">Orwell</text:p>
          </table:table-cell>
          <table:table-cell table:style-name="Table1.A2" office:value-type="string">
            <text:p text:style-name="P25">Mig/Avançat</text:p>
          </table:table-cell>
          <table:table-cell table:style-name="Table1.A2" office:value-type="string">
            <text:p text:style-name="P25">Simulació</text:p>
          </table:table-cell>
          <table:table-cell table:style-name="Table1.A2" office:value-type="string">
            <text:p text:style-name="P28"><text:a xlink:type="simple" xlink:href="https://store.steampowered.com/app/491950/Orwell_Keeping_an_Eye_On_You/" office:target-frame-name="_top" xlink:show="replace" text:style-name="Internet_20_link" text:visited-style-name="Visited_20_Internet_20_Link"><text:span text:style-name="Hipervínculo"><text:span text:style-name="T9">https://store.steampowered.com/app/491950/Orwell_Keeping_an_Eye_On_You</text:span></text:span></text:a></text:p>
          </table:table-cell>
        </table:table-row>
        <table:table-row table:style-name="Table1.1">
          <table:table-cell table:style-name="Table1.A2" office:value-type="string">
            <text:p text:style-name="P25">Fallout 3</text:p>
          </table:table-cell>
          <table:table-cell table:style-name="Table1.A2" office:value-type="string">
            <text:p text:style-name="P25">Mig/Avançat</text:p>
          </table:table-cell>
          <table:table-cell table:style-name="Table1.A2" office:value-type="string">
            <text:p text:style-name="P25">Rol</text:p>
          </table:table-cell>
          <table:table-cell table:style-name="Table1.A2" office:value-type="string">
            <text:p text:style-name="P29"><text:a xlink:type="simple" xlink:href="https://store.steampowered.com/app/22300/Fallout_3/" office:target-frame-name="_top" xlink:show="replace" text:style-name="Internet_20_link" text:visited-style-name="Visited_20_Internet_20_Link"><text:span text:style-name="Hipervínculo"><text:span text:style-name="T9">https://store.steampowered.com/app/22300/Fallout_3</text:span></text:span></text:a></text:p>
          </table:table-cell>
        </table:table-row>
        <table:table-row table:style-name="Table1.1">
          <table:table-cell table:style-name="Table1.A2" office:value-type="string">
            <text:p text:style-name="P25">BioShock</text:p>
          </table:table-cell>
          <table:table-cell table:style-name="Table1.A2" office:value-type="string">
            <text:p text:style-name="P25">Mig/Avançat</text:p>
          </table:table-cell>
          <table:table-cell table:style-name="Table1.A2" office:value-type="string">
            <text:p text:style-name="P25">Ficció</text:p>
          </table:table-cell>
          <table:table-cell table:style-name="Table1.A2" office:value-type="string">
            <text:p text:style-name="P28"><text:a xlink:type="simple" xlink:href="https://store.steampowered.com/app/7670/BioShock/" office:target-frame-name="_top" xlink:show="replace" text:style-name="Internet_20_link" text:visited-style-name="Visited_20_Internet_20_Link"><text:span text:style-name="Hipervínculo"><text:span text:style-name="T9">https://store.steampowered.com/app/7670/BioShock</text:span></text:span></text:a></text:p>
          </table:table-cell>
        </table:table-row>
        <table:table-row table:style-name="Table1.1">
          <table:table-cell table:style-name="Table1.A2" office:value-type="string">
            <text:p text:style-name="P25">Tropico 4</text:p>
          </table:table-cell>
          <table:table-cell table:style-name="Table1.A2" office:value-type="string">
            <text:p text:style-name="P25">Mig/Avançat</text:p>
          </table:table-cell>
          <table:table-cell table:style-name="Table1.A2" office:value-type="string">
            <text:p text:style-name="P25">Estratègia</text:p>
          </table:table-cell>
          <table:table-cell table:style-name="Table1.A2" office:value-type="string">
            <text:p text:style-name="P28"><text:a xlink:type="simple" xlink:href="https://store.steampowered.com/app/57690/Tropico_4/" office:target-frame-name="_top" xlink:show="replace" text:style-name="Internet_20_link" text:visited-style-name="Visited_20_Internet_20_Link"><text:span text:style-name="Hipervínculo"><text:span text:style-name="T9">https://store.steampowered.com/app/57690/Tropico_4</text:span></text:span></text:a></text:p>
          </table:table-cell>
        </table:table-row>
        <table:table-row table:style-name="Table1.1">
          <table:table-cell table:style-name="Table1.A15" office:value-type="string">
            <text:p text:style-name="P25">Firewatch</text:p>
          </table:table-cell>
          <table:table-cell table:style-name="Table1.A15" office:value-type="string">
            <text:p text:style-name="P25">Avançat</text:p>
          </table:table-cell>
          <table:table-cell table:style-name="Table1.A15" office:value-type="string">
            <text:p text:style-name="P25">Aventura</text:p>
          </table:table-cell>
          <table:table-cell table:style-name="Table1.A15" office:value-type="string">
            <text:p text:style-name="P28"><text:a xlink:type="simple" xlink:href="https://store.steampowered.com/app/383870/Firewatch/" office:target-frame-name="_top" xlink:show="replace" text:style-name="Internet_20_link" text:visited-style-name="Visited_20_Internet_20_Link"><text:span text:style-name="Hipervínculo"><text:span text:style-name="T9">https://store.steampowered.com/app/383870/Firewatch</text:span></text:span></text:a></text:p>
          </table:table-cell>
        </table:table-row>
      </table:table>
      <text:p text:style-name="P35"/>
      <text:p text:style-name="_36_._20_Text">Aquests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com a mínim, quelcom més entretingut que una classe normal i corrent. Es va fer un estudi involucrant estudiants tailandesos, els quals van resultar traient profit del videojoc proposat obtenint coneixements de vocabulari (<text:span text:style-name="T22">Chen </text:span><text:span text:style-name="T23">et al</text:span><text:span text:style-name="T21">., 2012</text:span>).</text:p>
      <text:h text:style-name="_34_._20_Apartat" text:outline-level="2"><text:bookmark-start text:name="__RefHeading___Toc2452_250916180"/><text:soft-page-break/>Com crear un videojoc<text:bookmark-end text:name="__RefHeading___Toc2452_250916180"/></text:h>
      <text:p text:style-name="_36_._20_Text">El procés per a la creació d'un videojoc consisteix en els següents passos:</text:p>
      <text:list xml:id="list5090214860839103802" text:style-name="Numeración">
        <text:list-item>
          <text:p text:style-name="P47">Fase de recerca i conceptualització del joc: <text:span text:style-name="T19">El que</text:span> s'ha de fer per començar a crear videojocs és pensar en el tipus exacte de joc que es vol crear. Per poder fer-ho, s'han de trobar les habilitats i facilitats necessàries per a la creació del joc i saber quines característiques ha de tenir. S'ha de decidir el gènere o gèneres del videojoc, a més dels aspectes fonamentals.</text:p>
        </text:list-item>
        <text:list-item>
          <text:p text:style-name="P47">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1806251413806238190" text:style-name="Letras_20_minúsculas">
        <text:list-item>
          <text:list>
            <text:list-item>
              <text:list>
                <text:list-item>
                  <text:p text:style-name="P48">S'han de tenir en compte les teves habilitats, capacitats i limitacions., ja que si no es té la suficient capacitat, contractar personal podria sortir car.</text:p>
                </text:list-item>
                <text:list-item>
                  <text:p text:style-name="P48">La llengua o llengües en les quals estarà el text i diàleg del videojoc poden ajudar a guiar com estaran fetes les coses.</text:p>
                </text:list-item>
                <text:list-item>
                  <text:p text:style-name="P48">Com ha de veure's i comportar-se el videojoc.</text:p>
                </text:list-item>
                <text:list-item>
                  <text:p text:style-name="P48">Si es volen afegir noves versions o actualitzacions del videojoc al futur.</text:p>
                </text:list-item>
              </text:list>
            </text:list-item>
          </text:list>
        </text:list-item>
      </text:list>
      <text:list xml:id="list43272350" text:continue-list="list5090214860839103802" text:style-name="Numeración">
        <text:list-item>
          <text:p text:style-name="P47">Fase de planificació: L'objectiu d'aquest pas és determinar quant de temps es necessita per a la creació del videojoc, per tant, es dóna un període de temps per a les diferents tasques que completen la producció del videojoc.</text:p>
        </text:list-item>
        <text:list-item>
          <text:p text:style-name="P47">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del que faria falta per a desenvolupar un altre videojoc 3D per a ordinadors.</text:p>
        </text:list-item>
        <text:list-item>
          <text:p text:style-name="P47">Fase de producció: Un cop complets els anteriors passos i en possessió del software escollit per a la creació del videojoc, ja es pot començar la seva programació. Primer es crearia un prototip del videojoc, i més tard, el desenvolupament de tot el joc.</text:p>
        </text:list-item>
        <text:list-item>
          <text:p text:style-name="P47">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7">A l'acabar totes aquestes fases, es podria dir que el videojoc ja està acabat, i per tant, preparat per a la seva distribució.</text:p>
        </text:list-item>
      </text:list>
      <text:h text:style-name="P53"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és respondre a la pregunta si un videojoc pot ajudar a les persones a aprendre idiomes. Per contestar a aquesta <text:span text:style-name="T19">pregunta científica</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43268365" text:continue-list="list664109867669234661" text:style-name="Lista">
        <text:list-item>
          <text:p text:style-name="P43">Creació d'un videojoc: El primer objectiu és la creació d'un videojoc dirigit per a l'aprenentatge de llengües, en aquest cas l'anglès, i enfocat principalment per a joves. Per crear-ho, he utilitzat “Scratch”, ja que és simple i fàcil d'utilitzar, però al seu torn té moltes limitacions, per tant, el videojoc es pot veure afectat per aquestes.</text:p>
        </text:list-item>
        <text:list-item>
          <text:p text:style-name="P43">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3">Modificació del videojoc: A aquest pas s'aplicaran els resultats obtinguts a l'enquesta per a actualitzar el videojoc si és possible.</text:p>
        </text:list-item>
        <text:list-item>
          <text:p text:style-name="P43">Enquesta per veure els resultats: Per últim, s'ha creat una enquesta per veure si després d'haver utilitzat el videojoc els ha resultat útil o podria resultar efectiu per a gent més jove o amb un nivell d'anglès més baix.</text:p>
          <text:p text:style-name="P43"/>
        </text:list-item>
      </text:list>
      <text:h text:style-name="_35_._20_Subapartat" text:outline-level="3"><text:bookmark-start text:name="__RefHeading___Toc2460_250916180"/>Organització<text:bookmark-end text:name="__RefHeading___Toc2460_250916180"/></text:h>
      <text:p text:style-name="P13">El treball va començar el 2 de juny de 2020, on vaig acordar amb el tutor acadèmic un petit canvi en el treball, en comptes de fer un joc de rol per aprendre anglès, faríem un videojoc amb el mateix propòsit. Per poder fer-ho, necessitava algú que entengués d'això i em pogués guiar i ajudar al procés, per tant, vam quedar en què podria fer el treball amb un tutor extern. Al llarg dels primers dies del mes vam començar a parlar <text:soft-page-break/>sobre com començar el treball, i vam tenir diverses reunions al llarg d'aquest mes. El primer que volíem completar era la part de la introducció, ja que és la més “pesada” de fer i volíem tenir-la completa el més ràpid possible.</text:p>
      <text:p text:style-name="P13">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3">Acabant la part dels objectius vam començar amb la de narrativa a mitjan setembre. El 24 d'aquell mes vaig parlar amb el tutor acadèmic d'alguns canvis a fer al treball, els quals vam implementar més endavant.</text:p>
      <text:p text:style-name="P13">El 26 de setembre vam crear la primera enquesta, la qual vam acabar de corregir a gust dels dos tutors el dia 28. La vam distribuir el 14 d'octubre i vam esperar uns 10 dies per obtenir respostes. Vam començar a analitzar aquestes respostes i a afegir els canvis al videojoc. Degut a uns petits problemes, fins al 4 de desembre. Mentre això succeïa, vam continuar amb l'escrit, en aquest cas amb la part d'actualització del videojoc.</text:p>
      <text:p text:style-name="P13">El dia 1 de gener de 2021 ja vam acabar la primera versió del treball, encara ampliable i on es poden afegir més coses.</text:p>
      <text:p text:style-name="P13">El 4 de gener vam corregir la versió final quant a faltes d’ortografia i gramàtica.</text:p>
      <text:p text:style-name="P7">Omplir més endavant: dir que vaig enviar aquesta versió.... nous canvis i dir que aquesta darrera setmana faig la versió final.</text:p>
      <text:h text:style-name="P53" text:outline-level="1"><text:bookmark-start text:name="__RefHeading___Toc2462_250916180"/>Desenvolupament del treball<text:bookmark-end text:name="__RefHeading___Toc2462_250916180"/></text:h>
      <text:p text:style-name="P2"/>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ície i de diàleg. L<text:span text:style-name="T35">a figura 2 </text:span>descriu aquests passos de forma esquemàtica i els programaris que s'han fet servir.</text:p>
      <text:p text:style-name="_36_._20_Text"><draw:frame draw:style-name="fr2" draw:name="Marco8" text:anchor-type="paragraph" svg:width="12.167cm" draw:z-index="6"><draw:text-box fo:min-height="7.768cm"><text:p text:style-name="Figure">Figura <text:sequence text:ref-name="refFigure1" text:name="Figure" text:formula="ooow:Figure+1" style:num-format="1">2</text:sequence>:<text:span text:style-name="T48">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ori de GitHub: <text:a xlink:type="simple" xlink:href="https://github.com/Ikerto/scratchtr" text:style-name="Internet_20_link" text:visited-style-name="Visited_20_Internet_20_Link">https://github.com/Ikerto/scratchtr</text:a>. <text:s/></text:p>
      <text:p text:style-name="_36_._20_Text"/>
      <text:p text:style-name="_36_._20_Text"/>
      <text:p text:style-name="_36_._20_Text"/>
      <text:p text:style-name="_36_._20_Text"/>
      <text:p text:style-name="P33"><text:soft-page-break/>Taula <text:sequence text:ref-name="refTaula1" text:name="Taula" text:formula="ooow:Taula+1" style:num-format="1">2</text:sequence>: Eines <text:span text:style-name="T48">utilitzades</text:span> al <text:span text:style-name="T48">treball</text:span> de recerca.</text:p>
      <table:table table:name="Tabla3" table:style-name="Tabla3">
        <table:table-column table:style-name="Tabla3.A"/>
        <table:table-column table:style-name="Tabla3.B"/>
        <table:table-column table:style-name="Tabla3.C"/>
        <table:table-row>
          <table:table-cell table:style-name="Tabla3.A1" office:value-type="string">
            <text:p text:style-name="P20">Eina</text:p>
          </table:table-cell>
          <table:table-cell table:style-name="Tabla3.A1" office:value-type="string">
            <text:p text:style-name="P20">Utilitat</text:p>
          </table:table-cell>
          <table:table-cell table:style-name="Tabla3.A1" office:value-type="string">
            <text:p text:style-name="P20">URL</text:p>
          </table:table-cell>
        </table:table-row>
        <table:table-row>
          <table:table-cell table:style-name="Tabla3.A2" office:value-type="string">
            <text:p text:style-name="P21">Adobe Photoshop<text:note text:id="ftn1" text:note-class="footnote"><text:note-citation>1</text:note-citation><text:note-body><text:p text:style-name="P41">Llicència deixada per una persona que està estudiant carrera de disseny i animació.</text:p></text:note-body></text:note></text:p>
          </table:table-cell>
          <table:table-cell table:style-name="Tabla3.A2" office:value-type="string">
            <text:p text:style-name="P21">Edició d'imatges</text:p>
          </table:table-cell>
          <table:table-cell table:style-name="Tabla3.A2" office:value-type="string">
            <text:p text:style-name="P21"/>
          </table:table-cell>
        </table:table-row>
        <table:table-row>
          <table:table-cell table:style-name="Tabla3.A2" office:value-type="string">
            <text:p text:style-name="P21">Google Forms</text:p>
          </table:table-cell>
          <table:table-cell table:style-name="Tabla3.A2" office:value-type="string">
            <text:p text:style-name="P21">Creació i enviament d'enquestes</text:p>
          </table:table-cell>
          <table:table-cell table:style-name="Tabla3.A2" office:value-type="string">
            <text:p text:style-name="P19"><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1">Rstudio</text:p>
          </table:table-cell>
          <table:table-cell table:style-name="Tabla3.A2" office:value-type="string">
            <text:p text:style-name="P21">Anàlisi de dades</text:p>
          </table:table-cell>
          <table:table-cell table:style-name="Tabla3.A2" office:value-type="string">
            <text:p text:style-name="P19"><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1">R Markdown</text:p>
          </table:table-cell>
          <table:table-cell table:style-name="Tabla3.A2" office:value-type="string">
            <text:p text:style-name="P21">Creació d'informes</text:p>
          </table:table-cell>
          <table:table-cell table:style-name="Tabla3.A2" office:value-type="string">
            <text:p text:style-name="P19"><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1">Twine</text:p>
          </table:table-cell>
          <table:table-cell table:style-name="Tabla3.A2" office:value-type="string">
            <text:p text:style-name="P21">Organització i creació de diàlegs</text:p>
          </table:table-cell>
          <table:table-cell table:style-name="Tabla3.A2" office:value-type="string">
            <text:p text:style-name="P19"><text:a xlink:type="simple" xlink:href="https://twinery.org/" text:style-name="Internet_20_link" text:visited-style-name="Visited_20_Internet_20_Link">https://twinery.org</text:a></text:p>
          </table:table-cell>
        </table:table-row>
        <table:table-row>
          <table:table-cell table:style-name="Tabla3.A2" office:value-type="string">
            <text:p text:style-name="P21">Scratch</text:p>
          </table:table-cell>
          <table:table-cell table:style-name="Tabla3.A2" office:value-type="string">
            <text:p text:style-name="P21">Desenvolupament de videojocs</text:p>
          </table:table-cell>
          <table:table-cell table:style-name="Tabla3.A2" office:value-type="string">
            <text:p text:style-name="P19"><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1">Forkphorus</text:p>
          </table:table-cell>
          <table:table-cell table:style-name="Tabla3.A2" office:value-type="string">
            <text:p text:style-name="P21">Passar arxius de Scratch a JavaScript</text:p>
          </table:table-cell>
          <table:table-cell table:style-name="Tabla3.A2" office:value-type="string">
            <text:p text:style-name="P19"><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1">Slack</text:p>
          </table:table-cell>
          <table:table-cell table:style-name="Tabla3.A2" office:value-type="string">
            <text:p text:style-name="P21">Comunicació amb el tutor</text:p>
          </table:table-cell>
          <table:table-cell table:style-name="Tabla3.A2" office:value-type="string">
            <text:p text:style-name="P19"><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1">GitHub</text:p>
          </table:table-cell>
          <table:table-cell table:style-name="Tabla3.A10" office:value-type="string">
            <text:p text:style-name="P21">Emmagatzematge i control de versions d'arxius</text:p>
          </table:table-cell>
          <table:table-cell table:style-name="Tabla3.A10" office:value-type="string">
            <text:p text:style-name="P19"><text:a xlink:type="simple" xlink:href="https://github.com/" text:style-name="Internet_20_link" text:visited-style-name="Visited_20_Internet_20_Link">https://github.com</text:a></text:p>
          </table:table-cell>
        </table:table-row>
      </table:table>
      <text:p text:style-name="Taula"/>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19">s</text:span> de cada pantalla per crear més o menys com voldria que es veiés. Òbviament, el resultat final de l'estètica del videojoc ha resultat diferent a com ho vaig plantejar a causa de les limitacions del software utilitzat, però el resultat és com m'esperava en el cas que no pugues fer la interf<text:span text:style-name="T19">ície</text:span> del diàleg com ho volia. A continuació, descriuré les idees inicials que tenia de le<text:span text:style-name="T35">s pantalles:</text:span></text:p>
      <text:list xml:id="list43269979" text:continue-numbering="true" text:style-name="Lista">
        <text:list-item>
          <text:p text:style-name="P49">Pantalla d'inici: La idea inicial era posar un botó al mig de la pantalla on al clicar s'entrés a la selecció de nivells, a més del títol o una frase que descrigués el videojoc <text:span text:style-name="T35">(veure figura 3).</text:span></text:p>
        </text:list-item>
        <text:list-item>
          <text:p text:style-name="P49">Menú: A aquesta pantalla es troben els nivells a seleccionar, classificats per dificultat, els més fàcils a dalt i els més difícils a baix (<text:span text:style-name="T35">veure figura 4</text:span>).</text:p>
        </text:list-item>
        <text:list-item>
          <text:p text:style-name="P49">Diàleg: La previsualització inicial era que apareguessin els dos personatges i quan parlessin, que les bafarades apareguessin sota els personatges (<text:span text:style-name="T35">veure figura 4</text:span>).</text:p>
        </text:list-item>
        <text:list-item>
          <text:p text:style-name="P49">Fi: A l'acabar un nivell, apareixeria una pantalla on posés “FI” amb un botó per tornar a la selecció de nivell (<text:span text:style-name="T35">veure figura 3</text:span>).</text:p>
        </text:list-item>
      </text:list>
      <text:p text:style-name="_36_._20_Text"><draw:frame draw:style-name="fr3" draw:name="Marco2" text:anchor-type="paragraph" svg:x="1.649cm" svg:y="0.228cm" svg:width="4.574cm" draw:z-index="0"><draw:text-box fo:min-height="9.146cm"><text:p text:style-name="P40">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2"><draw:text-box fo:min-height="10.435cm"><text:p text:style-name="P40">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text:span text:style-name="T35"> figura 5 </text:span>mostra una part de la conversa del diàleg de Cinema i és un exemple de les quatre converses que he programat.</text:p>
      <text:p text:style-name="P7"><draw:frame draw:style-name="fr2" draw:name="Marco9" text:anchor-type="paragraph" svg:width="16.701cm" draw:z-index="7"><draw:text-box fo:min-height="7.876cm"><text:p text:style-name="P40">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a,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19">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43265946" text:continue-list="list43272350" text:style-name="Numeración">
        <text:list-item text:start-value="1">
          <text:p text:style-name="P47">Crear les pantalles d'inici i selecció de nivell: La pantalla principal només consta d'un botó per accedir a la pantalla de selecció de nivell i aquesta té 4 botons per accedir als seus respectius nivells.</text:p>
        </text:list-item>
        <text:list-item>
          <text:p text:style-name="P47">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_36_._20_Text"><draw:frame draw:style-name="fr2" draw:name="Marco7" text:anchor-type="paragraph" svg:width="7.881cm" draw:z-index="5"><draw:text-box fo:min-height="4.431cm"><text:p text:style-name="P40">Figura <text:sequence text:ref-name="refFigure5" text:name="Figure" text:formula="ooow:Figure+1" style:num-format="1">6</text:sequence>: Creació del botó pertanyent a l'accés del nivell de Restaurant.</text:p></draw:text-box></draw:frame><text:soft-page-break/></text:p>
      <text:list xml:id="list43284389" text:continue-numbering="true" text:style-name="Numeración">
        <text:list-item>
          <text:p text:style-name="P47">Creació dels personatges: S'han utilitzat algunes imatges d'internet per recrear els personatges i poder aplicar-hi el guió corresponent a cadascun d'ells. Algunes s'han editat per eliminar el fons i que sigui una imatge transparent (veure figura 7).</text:p>
        </text:list-item>
      </text:list>
      <text:p text:style-name="_36_._20_Text"><draw:frame draw:style-name="fr4" draw:name="Marco12" text:anchor-type="paragraph" svg:x="5.539cm" svg:y="0cm" svg:width="5.953cm" draw:z-index="11"><draw:text-box fo:min-height="5.953cm"><text:p text:style-name="Figure"><text:span text:style-name="T48">Figura</text:span><text:span text:style-name="T48"><text:sequence text:ref-name="refFigure6" text:name="Figure" text:formula="ooow:Figure+1" style:num-format="1">7</text:sequence></text:span><text:span text:style-name="T48">: Imatge del personatge que representa al jugador</text:span>.</text:p></draw:text-box></draw:frame></text:p>
      <text:list xml:id="list43265694" text:continue-numbering="true" text:style-name="Numeración">
        <text:list-item>
          <text:p text:style-name="P47">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text:span text:style-name="T35">La figura 8 mostra un dels diferents algoritmes implementats corresponent a la conversa del doctor:</text:span></text:p>
          <text:p text:style-name="P51"><draw:frame draw:style-name="fr4" draw:name="Marco14" text:anchor-type="paragraph" svg:x="2.185cm" svg:y="0.467cm" svg:width="12.331cm" draw:z-index="13"><draw:text-box fo:min-height="7.99cm"><text:p text:style-name="P40">Figura <text:sequence text:ref-name="refFigure7" text:name="Figure" text:formula="ooow:Figure+1" style:num-format="1">8</text:sequence>: Exemple de part d'una conversa en llenguatge de programació a Scratch.</text:p></draw:text-box></draw:frame><text:soft-page-break/></text:p>
          <text:p text:style-name="P50">Una part d'aquesta implementació es tradueix en la següent visualització a la pantalla del videojoc (veure figura 9):</text:p>
        </text:list-item>
      </text:list>
      <text:p text:style-name="P7"><draw:frame draw:style-name="fr2" draw:name="Marco13" text:anchor-type="paragraph" svg:width="12.411cm" draw:z-index="12"><draw:text-box fo:min-height="9.366cm"><text:p text:style-name="P40">Figura <text:sequence text:ref-name="refFigure8" text:name="Figure" text:formula="ooow:Figure+1" style:num-format="1">9</text:sequence>: Part de la conversa anterior traduïda a com es veu en la pantalla del videojoc.</text:p></draw:text-box></draw:frame></text:p>
      <text:p text:style-name="_36_._20_Text">El videojoc tracta de completar els diàlegs escollint una de les opcions proposades. El videojoc consta d'una pantalla d'inici amb un sol botó per entrar a la selecció de nivell. Al prémer el botó, apareixen els quatre nivells amb el nom de <text:span text:style-name="T35">cada escenari (“Cinema”, <text:s/>“Doctor”, “Restaurant” i “Homework”) (veure figura 10).</text:span></text:p>
      <text:p text:style-name="_36_._20_Text"><draw:frame draw:style-name="fr2" draw:name="Marco15" text:anchor-type="paragraph" svg:width="12.464cm" draw:z-index="14"><draw:text-box fo:min-height="8.096cm"><text:p text:style-name="P40">Figura <text:sequence text:ref-name="refFigure9" text:name="Figure" text:formula="ooow:Figure+1" style:num-format="1">10</text:sequence>: Pantalla de selecció de nivell del videojoc.</text:p></draw:text-box></draw:frame><text:soft-page-break/></text:p>
      <text:p text:style-name="_36_._20_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_36_._20_Text">Una altr<text:span text:style-name="T19">a</text:span>, és una conversa amb el metge, on vas a visitar-lo degut a un mal de panxa possiblement causat per algun aliment que has menjat i t'ha fet mal.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text:p>
      <text:h text:style-name="_34_._20_Apartat" text:outline-level="2"><text:bookmark-start text:name="__RefHeading___Toc2474_250916180"/>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text:soft-page-break/>es pugui practicar amb un videojoc, i moltes altres preguntes qu<text:span text:style-name="T35">e faciliten l'actualització del joc perquè quedi més enfocat als criteris dels que seran els seus consumidors (veure figura 11).</text:span></text:p>
      <text:p text:style-name="_36_._20_Text">El formulari complet es pot veure a: <text:a xlink:type="simple" xlink:href="https://forms.gle/TJjZLNM15CXyZ6fM6" text:style-name="Internet_20_link" text:visited-style-name="Visited_20_Internet_20_Link"><text:span text:style-name="T35">https://forms.gle/TJjZLNM15CXyZ6fM6</text:span></text:a></text:p>
      <text:p text:style-name="P16"><text:span text:style-name="T35">L'enquesta es va enviar a diferents grups de </text:span><text:span text:style-name="T2">WhatsApp,</text:span><text:span text:style-name="T35"> incloent-hi homes i dones de diferents grups d'edat. Van contestar un total de 123 persones. </text:span></text:p>
      <text:p text:style-name="_36_._20_Text"><draw:frame draw:style-name="fr3" draw:name="Marco1" text:anchor-type="paragraph" svg:x="0.646cm" svg:y="-0.122cm" svg:width="14.891cm" draw:z-index="8"><draw:text-box fo:min-height="15.289cm"><text:p text:style-name="P40">Figura <text:sequence text:ref-name="refFigure10" text:name="Figure" text:formula="ooow:Figure+1" style:num-format="1">11</text:sequence>: Exemple d'algunes preguntes de divuit corresponents al formulari fet amb Google Forms per saber l'opinió dels enquestats sobre l'aprenentatge d'idiomes amb tecnologia.</text:p></draw:text-box></draw:frame></text:p>
      <text:h text:style-name="P54"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rec<text:span text:style-name="T19">orregut</text:span> a classes extrae<text:span text:style-name="T35">scolars i ha intentat millorar el seu nivell de llengües estrangeres, sobretot anglès, pel seu compte, i un 85,5% d'aquestes persones han tret profit d'això i els ha resultat útil (veure figura 12). Per tant, es podrà fer una comparació per veure si aquest m</text:span><text:span text:style-name="T35">è</text:span><text:span text:style-name="T35">tode és viable per l'aprenentatge d'idiomes.</text:span></text:p>
      <text:p text:style-name="P13"><draw:frame draw:style-name="fr5" draw:name="Marco3" text:anchor-type="paragraph" svg:y="0.175cm" svg:width="15.24cm" draw:z-index="1"><draw:text-box fo:min-height="9.714cm"><text:p text:style-name="P40">Figura <text:sequence text:ref-name="refFigure11" text:name="Figure" text:formula="ooow:Figure+1" style:num-format="1">12</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19">l’objectiu del qual sigui l’</text:span>aprenentatge de llengües. Per tant, per a aquesta gent, per tant, havent consumit aquest videojoc seria la primera vegada que estarien exercitant la llengua anglesa d’aquesta manera. <text:span text:style-name="T19">L</text:span>a gran majoria (82,1%) prefereix que aquest sigui per al dispositiu mòbil, ja que <text:span text:style-name="T19">molta gent</text:span> disposa d'un d’ells avui dia.</text:p>
      <text:p text:style-name="_36_._20_Text">Pel que fa al contingut del joc, hi ha molta varietat de respostes, però el que més demana la gent és una aventura amb diàlegs (57,7%), on es seleccionin opcions per a completar els <text:span text:style-name="T19">diàlegs</text:span> del personatge. A més, <text:span text:style-name="T19">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text:span text:style-name="T48">es poden veure a la taula 3.</text:span></text:p>
      <text:p text:style-name="P34"><text:soft-page-break/>Taula <text:sequence text:ref-name="refTaula2" text:name="Taula" text:formula="ooow:Taula+1" style:num-format="1">3</text:sequence>: Resultats de l'enquesta inicial per grups d'edat (n=123). Els resultats de la taula estan en castellà ja que l’enquesta es va realitzar en aquest idioma</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3"/>
            </table:table-cell>
            <table:table-cell table:style-name="Tabla2.A1" office:value-type="string">
              <text:p text:style-name="P27"><text:span text:style-name="Fuente_20_de_20_párrafo_20_predeter."><text:span text:style-name="T37"><text:s text:c="2"/></text:span></text:span><text:span text:style-name="Fuente_20_de_20_párrafo_20_predeter."><text:span text:style-name="T38">10-19 <text:s text:c="2"/></text:span></text:span></text:p>
            </table:table-cell>
            <table:table-cell table:style-name="Tabla2.A1" office:value-type="string">
              <text:p text:style-name="P27"><text:span text:style-name="Fuente_20_de_20_párrafo_20_predeter."><text:span text:style-name="T38"><text:s text:c="2"/>20-29 <text:s text:c="2"/></text:span></text:span></text:p>
            </table:table-cell>
            <table:table-cell table:style-name="Tabla2.A1" office:value-type="string">
              <text:p text:style-name="P27"><text:span text:style-name="Fuente_20_de_20_párrafo_20_predeter."><text:span text:style-name="T38"><text:s text:c="2"/>30-39 <text:s text:c="2"/></text:span></text:span></text:p>
            </table:table-cell>
            <table:table-cell table:style-name="Tabla2.A1" office:value-type="string">
              <text:p text:style-name="P27"><text:span text:style-name="Fuente_20_de_20_párrafo_20_predeter."><text:span text:style-name="T38"><text:s text:c="2"/>40-50 <text:s text:c="2"/></text:span></text:span></text:p>
            </table:table-cell>
            <table:table-cell table:style-name="Tabla2.A1" office:value-type="string">
              <text:p text:style-name="P27"><text:span text:style-name="Fuente_20_de_20_párrafo_20_predeter."><text:span text:style-name="T38"><text:s text:c="3"/>50+ <text:s text:c="2"/></text:span></text:span></text:p>
            </table:table-cell>
          </table:table-row>
          <table:table-row table:style-name="Tabla2.2">
            <table:table-cell table:style-name="Tabla2.A2" office:value-type="string">
              <text:p text:style-name="P22"/>
            </table:table-cell>
            <table:table-cell table:style-name="Tabla2.A2" office:value-type="string">
              <text:p text:style-name="P27"><text:span text:style-name="Fuente_20_de_20_párrafo_20_predeter."><text:span text:style-name="T36"><text:s text:c="3"/>N=14 <text:s text:c="2"/></text:span></text:span></text:p>
            </table:table-cell>
            <table:table-cell table:style-name="Tabla2.A2" office:value-type="string">
              <text:p text:style-name="P27"><text:span text:style-name="Fuente_20_de_20_párrafo_20_predeter."><text:span text:style-name="T36"><text:s text:c="3"/>N=29 <text:s text:c="2"/></text:span></text:span></text:p>
            </table:table-cell>
            <table:table-cell table:style-name="Tabla2.A2" office:value-type="string">
              <text:p text:style-name="P27"><text:span text:style-name="Fuente_20_de_20_párrafo_20_predeter."><text:span text:style-name="T36"><text:s text:c="3"/>N=38 <text:s text:c="2"/></text:span></text:span></text:p>
            </table:table-cell>
            <table:table-cell table:style-name="Tabla2.A2" office:value-type="string">
              <text:p text:style-name="P27"><text:span text:style-name="Fuente_20_de_20_párrafo_20_predeter."><text:span text:style-name="T36"><text:s text:c="3"/>N=33 <text:s text:c="2"/></text:span></text:span></text:p>
            </table:table-cell>
            <table:table-cell table:style-name="Tabla2.A2" office:value-type="string">
              <text:p text:style-name="P27"><text:span text:style-name="Fuente_20_de_20_párrafo_20_predeter."><text:span text:style-name="T36"><text:s text:c="3"/>N=9 <text:s text:c="2"/></text:span></text:span></text:p>
            </table:table-cell>
          </table:table-row>
        </table:table-header-rows>
        <table:table-row table:style-name="Tabla2.3">
          <table:table-cell table:style-name="Tabla2.A3" office:value-type="string">
            <text:p text:style-name="P31"><text:span text:style-name="Fuente_20_de_20_párrafo_20_predeter."><text:span text:style-name="T42">nivel_escuelas:</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9"/></text:span></text:span></text:p>
          </table:table-cell>
        </table:table-row>
        <table:table-row table:style-name="Tabla2.3">
          <table:table-cell table:style-name="Tabla2.A3" office:value-type="string">
            <text:p text:style-name="P31"><text:span text:style-name="Fuente_20_de_20_párrafo_20_predeter."><text:span text:style-name="T39"><text:s text:c="4"/>Alto</text:span></text:span></text:p>
          </table:table-cell>
          <table:table-cell table:style-name="Tabla2.A3" office:value-type="string">
            <text:p text:style-name="P32"><text:span text:style-name="Fuente_20_de_20_párrafo_20_predeter."><text:span text:style-name="T39">1 (7.14%) </text:span></text:span></text:p>
          </table:table-cell>
          <table:table-cell table:style-name="Tabla2.A3" office:value-type="string">
            <text:p text:style-name="P32"><text:span text:style-name="Fuente_20_de_20_párrafo_20_predeter."><text:span text:style-name="T39">0 (0.00%) </text:span></text:span></text:p>
          </table:table-cell>
          <table:table-cell table:style-name="Tabla2.A3" office:value-type="string">
            <text:p text:style-name="P32"><text:span text:style-name="Fuente_20_de_20_párrafo_20_predeter."><text:span text:style-name="T39">0 (0.00%) </text:span></text:span></text:p>
          </table:table-cell>
          <table:table-cell table:style-name="Tabla2.A3" office:value-type="string">
            <text:p text:style-name="P32"><text:span text:style-name="Fuente_20_de_20_párrafo_20_predeter."><text:span text:style-name="T39">0 (0.00%) </text:span></text:span></text:p>
          </table:table-cell>
          <table:table-cell table:style-name="Tabla2.A3" office:value-type="string">
            <text:p text:style-name="P32"><text:span text:style-name="Fuente_20_de_20_párrafo_20_predeter."><text:span text:style-name="T39">0 (0.00%)</text:span></text:span></text:p>
          </table:table-cell>
        </table:table-row>
        <table:table-row table:style-name="Tabla2.3">
          <table:table-cell table:style-name="Tabla2.A3" office:value-type="string">
            <text:p text:style-name="P31"><text:span text:style-name="Fuente_20_de_20_párrafo_20_predeter."><text:span text:style-name="T39"><text:s text:c="4"/>Bajo</text:span></text:span></text:p>
          </table:table-cell>
          <table:table-cell table:style-name="Tabla2.A3" office:value-type="string">
            <text:p text:style-name="P32"><text:span text:style-name="Fuente_20_de_20_párrafo_20_predeter."><text:span text:style-name="T39">7 (50.0%) </text:span></text:span></text:p>
          </table:table-cell>
          <table:table-cell table:style-name="Tabla2.A3" office:value-type="string">
            <text:p text:style-name="P32"><text:span text:style-name="Fuente_20_de_20_párrafo_20_predeter."><text:span text:style-name="T39">22 (75.9%)</text:span></text:span></text:p>
          </table:table-cell>
          <table:table-cell table:style-name="Tabla2.A3" office:value-type="string">
            <text:p text:style-name="P32"><text:span text:style-name="Fuente_20_de_20_párrafo_20_predeter."><text:span text:style-name="T39">20 (52.6%)</text:span></text:span></text:p>
          </table:table-cell>
          <table:table-cell table:style-name="Tabla2.A3" office:value-type="string">
            <text:p text:style-name="P32"><text:span text:style-name="Fuente_20_de_20_párrafo_20_predeter."><text:span text:style-name="T39">18 (54.5%)</text:span></text:span></text:p>
          </table:table-cell>
          <table:table-cell table:style-name="Tabla2.A3" office:value-type="string">
            <text:p text:style-name="P32"><text:span text:style-name="Fuente_20_de_20_párrafo_20_predeter."><text:span text:style-name="T39">5 (55.6%)</text:span></text:span></text:p>
          </table:table-cell>
        </table:table-row>
        <table:table-row table:style-name="Tabla2.3">
          <table:table-cell table:style-name="Tabla2.A3" office:value-type="string">
            <text:p text:style-name="P31"><text:span text:style-name="Fuente_20_de_20_párrafo_20_predeter."><text:span text:style-name="T39"><text:s text:c="4"/>Medio</text:span></text:span></text:p>
          </table:table-cell>
          <table:table-cell table:style-name="Tabla2.A3" office:value-type="string">
            <text:p text:style-name="P32"><text:span text:style-name="Fuente_20_de_20_párrafo_20_predeter."><text:span text:style-name="T39">6 (42.9%) </text:span></text:span></text:p>
          </table:table-cell>
          <table:table-cell table:style-name="Tabla2.A3" office:value-type="string">
            <text:p text:style-name="P32"><text:span text:style-name="Fuente_20_de_20_párrafo_20_predeter."><text:span text:style-name="T39">7 (24.1%) </text:span></text:span></text:p>
          </table:table-cell>
          <table:table-cell table:style-name="Tabla2.A3" office:value-type="string">
            <text:p text:style-name="P32"><text:span text:style-name="Fuente_20_de_20_párrafo_20_predeter."><text:span text:style-name="T39">18 (47.4%)</text:span></text:span></text:p>
          </table:table-cell>
          <table:table-cell table:style-name="Tabla2.A3" office:value-type="string">
            <text:p text:style-name="P32"><text:span text:style-name="Fuente_20_de_20_párrafo_20_predeter."><text:span text:style-name="T39">15 (45.5%)</text:span></text:span></text:p>
          </table:table-cell>
          <table:table-cell table:style-name="Tabla2.A3" office:value-type="string">
            <text:p text:style-name="P32"><text:span text:style-name="Fuente_20_de_20_párrafo_20_predeter."><text:span text:style-name="T39">4 (44.4%)</text:span></text:span></text:p>
          </table:table-cell>
        </table:table-row>
        <table:table-row table:style-name="Tabla2.3">
          <table:table-cell table:style-name="Tabla2.A3" office:value-type="string">
            <text:p text:style-name="P31"><text:span text:style-name="Fuente_20_de_20_párrafo_20_predeter."><text:span text:style-name="T42">extraescolar:</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9"/></text:span></text:span></text:p>
          </table:table-cell>
        </table:table-row>
        <table:table-row table:style-name="Tabla2.3">
          <table:table-cell table:style-name="Tabla2.A3" office:value-type="string">
            <text:p text:style-name="P31"><text:span text:style-name="Fuente_20_de_20_párrafo_20_predeter."><text:span text:style-name="T39"><text:s text:c="4"/>No</text:span></text:span></text:p>
          </table:table-cell>
          <table:table-cell table:style-name="Tabla2.A3" office:value-type="string">
            <text:p text:style-name="P32"><text:span text:style-name="Fuente_20_de_20_párrafo_20_predeter."><text:span text:style-name="T39">6 (42.9%) </text:span></text:span></text:p>
          </table:table-cell>
          <table:table-cell table:style-name="Tabla2.A3" office:value-type="string">
            <text:p text:style-name="P32"><text:span text:style-name="Fuente_20_de_20_párrafo_20_predeter."><text:span text:style-name="T39">8 (27.6%) </text:span></text:span></text:p>
          </table:table-cell>
          <table:table-cell table:style-name="Tabla2.A3" office:value-type="string">
            <text:p text:style-name="P32"><text:span text:style-name="Fuente_20_de_20_párrafo_20_predeter."><text:span text:style-name="T39">11 (28.9%)</text:span></text:span></text:p>
          </table:table-cell>
          <table:table-cell table:style-name="Tabla2.A3" office:value-type="string">
            <text:p text:style-name="P32"><text:span text:style-name="Fuente_20_de_20_párrafo_20_predeter."><text:span text:style-name="T39">16 (48.5%)</text:span></text:span></text:p>
          </table:table-cell>
          <table:table-cell table:style-name="Tabla2.A3" office:value-type="string">
            <text:p text:style-name="P32"><text:span text:style-name="Fuente_20_de_20_párrafo_20_predeter."><text:span text:style-name="T39">3 (33.3%)</text:span></text:span></text:p>
          </table:table-cell>
        </table:table-row>
        <table:table-row table:style-name="Tabla2.3">
          <table:table-cell table:style-name="Tabla2.A3" office:value-type="string">
            <text:p text:style-name="P31"><text:span text:style-name="Fuente_20_de_20_párrafo_20_predeter."><text:span text:style-name="T39"><text:s text:c="4"/>Si</text:span></text:span></text:p>
          </table:table-cell>
          <table:table-cell table:style-name="Tabla2.A3" office:value-type="string">
            <text:p text:style-name="P32"><text:span text:style-name="Fuente_20_de_20_párrafo_20_predeter."><text:span text:style-name="T39">8 (57.1%) </text:span></text:span></text:p>
          </table:table-cell>
          <table:table-cell table:style-name="Tabla2.A3" office:value-type="string">
            <text:p text:style-name="P32"><text:span text:style-name="Fuente_20_de_20_párrafo_20_predeter."><text:span text:style-name="T39">21 (72.4%)</text:span></text:span></text:p>
          </table:table-cell>
          <table:table-cell table:style-name="Tabla2.A3" office:value-type="string">
            <text:p text:style-name="P32"><text:span text:style-name="Fuente_20_de_20_párrafo_20_predeter."><text:span text:style-name="T39">27 (71.1%)</text:span></text:span></text:p>
          </table:table-cell>
          <table:table-cell table:style-name="Tabla2.A3" office:value-type="string">
            <text:p text:style-name="P32"><text:span text:style-name="Fuente_20_de_20_párrafo_20_predeter."><text:span text:style-name="T39">17 (51.5%)</text:span></text:span></text:p>
          </table:table-cell>
          <table:table-cell table:style-name="Tabla2.A3" office:value-type="string">
            <text:p text:style-name="P32"><text:span text:style-name="Fuente_20_de_20_párrafo_20_predeter."><text:span text:style-name="T39">6 (66.7%)</text:span></text:span></text:p>
          </table:table-cell>
        </table:table-row>
        <table:table-row table:style-name="Tabla2.3">
          <table:table-cell table:style-name="Tabla2.A3" office:value-type="string">
            <text:p text:style-name="P31"><text:span text:style-name="Fuente_20_de_20_párrafo_20_predeter."><text:span text:style-name="T42">videojuego:</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9"/></text:span></text:span></text:p>
          </table:table-cell>
        </table:table-row>
        <table:table-row table:style-name="Tabla2.3">
          <table:table-cell table:style-name="Tabla2.A3" office:value-type="string">
            <text:p text:style-name="P31"><text:span text:style-name="Fuente_20_de_20_párrafo_20_predeter."><text:span text:style-name="T39"><text:s text:c="4"/>No</text:span></text:span></text:p>
          </table:table-cell>
          <table:table-cell table:style-name="Tabla2.A3" office:value-type="string">
            <text:p text:style-name="P32"><text:span text:style-name="Fuente_20_de_20_párrafo_20_predeter."><text:span text:style-name="T39">8 (57.1%) </text:span></text:span></text:p>
          </table:table-cell>
          <table:table-cell table:style-name="Tabla2.A3" office:value-type="string">
            <text:p text:style-name="P32"><text:span text:style-name="Fuente_20_de_20_párrafo_20_predeter."><text:span text:style-name="T39">26 (89.7%)</text:span></text:span></text:p>
          </table:table-cell>
          <table:table-cell table:style-name="Tabla2.A3" office:value-type="string">
            <text:p text:style-name="P32"><text:span text:style-name="Fuente_20_de_20_párrafo_20_predeter."><text:span text:style-name="T39">23 (60.5%)</text:span></text:span></text:p>
          </table:table-cell>
          <table:table-cell table:style-name="Tabla2.A3" office:value-type="string">
            <text:p text:style-name="P32"><text:span text:style-name="Fuente_20_de_20_párrafo_20_predeter."><text:span text:style-name="T39">31 (93.9%)</text:span></text:span></text:p>
          </table:table-cell>
          <table:table-cell table:style-name="Tabla2.A3" office:value-type="string">
            <text:p text:style-name="P32"><text:span text:style-name="Fuente_20_de_20_párrafo_20_predeter."><text:span text:style-name="T39">9 (100%) </text:span></text:span></text:p>
          </table:table-cell>
        </table:table-row>
        <table:table-row table:style-name="Tabla2.3">
          <table:table-cell table:style-name="Tabla2.A3" office:value-type="string">
            <text:p text:style-name="P31"><text:span text:style-name="Fuente_20_de_20_párrafo_20_predeter."><text:span text:style-name="T39"><text:s text:c="4"/>Si</text:span></text:span></text:p>
          </table:table-cell>
          <table:table-cell table:style-name="Tabla2.A3" office:value-type="string">
            <text:p text:style-name="P32"><text:span text:style-name="Fuente_20_de_20_párrafo_20_predeter."><text:span text:style-name="T39">6 (42.9%) </text:span></text:span></text:p>
          </table:table-cell>
          <table:table-cell table:style-name="Tabla2.A3" office:value-type="string">
            <text:p text:style-name="P32"><text:span text:style-name="Fuente_20_de_20_párrafo_20_predeter."><text:span text:style-name="T39">3 (10.3%) </text:span></text:span></text:p>
          </table:table-cell>
          <table:table-cell table:style-name="Tabla2.A3" office:value-type="string">
            <text:p text:style-name="P32"><text:span text:style-name="Fuente_20_de_20_párrafo_20_predeter."><text:span text:style-name="T39">15 (39.5%)</text:span></text:span></text:p>
          </table:table-cell>
          <table:table-cell table:style-name="Tabla2.A3" office:value-type="string">
            <text:p text:style-name="P32"><text:span text:style-name="Fuente_20_de_20_párrafo_20_predeter."><text:span text:style-name="T39">2 (6.06%) </text:span></text:span></text:p>
          </table:table-cell>
          <table:table-cell table:style-name="Tabla2.A3" office:value-type="string">
            <text:p text:style-name="P32"><text:span text:style-name="Fuente_20_de_20_párrafo_20_predeter."><text:span text:style-name="T39">0 (0.00%)</text:span></text:span></text:p>
          </table:table-cell>
        </table:table-row>
        <table:table-row table:style-name="Tabla2.3">
          <table:table-cell table:style-name="Tabla2.A3" office:value-type="string">
            <text:p text:style-name="P31"><text:span text:style-name="Fuente_20_de_20_párrafo_20_predeter."><text:span text:style-name="T42">práctica:</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9"/></text:span></text:span></text:p>
          </table:table-cell>
        </table:table-row>
        <table:table-row table:style-name="Tabla2.14">
          <table:table-cell table:style-name="Tabla2.A3" office:value-type="string">
            <text:p text:style-name="P31"><text:span text:style-name="Fuente_20_de_20_párrafo_20_predeter."><text:span text:style-name="T40"><text:s text:c="4"/>Ejercicios centrados en un solo aspecto </text:span></text:span></text:p>
          </table:table-cell>
          <table:table-cell table:style-name="Tabla2.A3" office:value-type="string">
            <text:p text:style-name="P32"><text:span text:style-name="Fuente_20_de_20_párrafo_20_predeter."><text:span text:style-name="T39">2 (14.3%) </text:span></text:span></text:p>
          </table:table-cell>
          <table:table-cell table:style-name="Tabla2.A3" office:value-type="string">
            <text:p text:style-name="P32"><text:span text:style-name="Fuente_20_de_20_párrafo_20_predeter."><text:span text:style-name="T39">6 (20.7%) </text:span></text:span></text:p>
          </table:table-cell>
          <table:table-cell table:style-name="Tabla2.A3" office:value-type="string">
            <text:p text:style-name="P32"><text:span text:style-name="Fuente_20_de_20_párrafo_20_predeter."><text:span text:style-name="T39">1 (2.63%) </text:span></text:span></text:p>
          </table:table-cell>
          <table:table-cell table:style-name="Tabla2.A3" office:value-type="string">
            <text:p text:style-name="P32"><text:span text:style-name="Fuente_20_de_20_párrafo_20_predeter."><text:span text:style-name="T39">4 (12.1%) </text:span></text:span></text:p>
          </table:table-cell>
          <table:table-cell table:style-name="Tabla2.A3" office:value-type="string">
            <text:p text:style-name="P32"><text:span text:style-name="Fuente_20_de_20_párrafo_20_predeter."><text:span text:style-name="T39">0 (0.00%)</text:span></text:span></text:p>
          </table:table-cell>
        </table:table-row>
        <table:table-row table:style-name="Tabla2.15">
          <table:table-cell table:style-name="Tabla2.A3" office:value-type="string">
            <text:p text:style-name="P31"><text:span text:style-name="Fuente_20_de_20_párrafo_20_predeter."><text:span text:style-name="T40"><text:s text:c="4"/>Ejercicios separados de varios aspectos</text:span></text:span></text:p>
          </table:table-cell>
          <table:table-cell table:style-name="Tabla2.A3" office:value-type="string">
            <text:p text:style-name="P32"><text:span text:style-name="Fuente_20_de_20_párrafo_20_predeter."><text:span text:style-name="T39">12 (85.7%)</text:span></text:span></text:p>
          </table:table-cell>
          <table:table-cell table:style-name="Tabla2.A3" office:value-type="string">
            <text:p text:style-name="P32"><text:span text:style-name="Fuente_20_de_20_párrafo_20_predeter."><text:span text:style-name="T39">23 (79.3%)</text:span></text:span></text:p>
          </table:table-cell>
          <table:table-cell table:style-name="Tabla2.A3" office:value-type="string">
            <text:p text:style-name="P32"><text:span text:style-name="Fuente_20_de_20_párrafo_20_predeter."><text:span text:style-name="T39">37 (97.4%)</text:span></text:span></text:p>
          </table:table-cell>
          <table:table-cell table:style-name="Tabla2.A3" office:value-type="string">
            <text:p text:style-name="P32"><text:span text:style-name="Fuente_20_de_20_párrafo_20_predeter."><text:span text:style-name="T39">29 (87.9%)</text:span></text:span></text:p>
          </table:table-cell>
          <table:table-cell table:style-name="Tabla2.A3" office:value-type="string">
            <text:p text:style-name="P32"><text:span text:style-name="Fuente_20_de_20_párrafo_20_predeter."><text:span text:style-name="T39">9 (100%) </text:span></text:span></text:p>
          </table:table-cell>
        </table:table-row>
        <table:table-row table:style-name="Tabla2.3">
          <table:table-cell table:style-name="Tabla2.A3" office:value-type="string">
            <text:p text:style-name="P31"><text:span text:style-name="Fuente_20_de_20_párrafo_20_predeter."><text:span text:style-name="T43">tipo_videojuego:</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9"/></text:span></text:span></text:p>
          </table:table-cell>
        </table:table-row>
        <table:table-row table:style-name="Tabla2.3">
          <table:table-cell table:style-name="Tabla2.A3" office:value-type="string">
            <text:p text:style-name="P31"><text:span text:style-name="Fuente_20_de_20_párrafo_20_predeter."><text:span text:style-name="T39"><text:s text:c="4"/>Aventura con diálogos</text:span></text:span></text:p>
          </table:table-cell>
          <table:table-cell table:style-name="Tabla2.A3" office:value-type="string">
            <text:p text:style-name="P32"><text:span text:style-name="Fuente_20_de_20_párrafo_20_predeter."><text:span text:style-name="T39">6 (42.9%) </text:span></text:span></text:p>
          </table:table-cell>
          <table:table-cell table:style-name="Tabla2.A3" office:value-type="string">
            <text:p text:style-name="P32"><text:span text:style-name="Fuente_20_de_20_párrafo_20_predeter."><text:span text:style-name="T39">18 (62.1%)</text:span></text:span></text:p>
          </table:table-cell>
          <table:table-cell table:style-name="Tabla2.A3" office:value-type="string">
            <text:p text:style-name="P32"><text:span text:style-name="Fuente_20_de_20_párrafo_20_predeter."><text:span text:style-name="T39">23 (60.5%)</text:span></text:span></text:p>
          </table:table-cell>
          <table:table-cell table:style-name="Tabla2.A3" office:value-type="string">
            <text:p text:style-name="P32"><text:span text:style-name="Fuente_20_de_20_párrafo_20_predeter."><text:span text:style-name="T39">19 (57.6%)</text:span></text:span></text:p>
          </table:table-cell>
          <table:table-cell table:style-name="Tabla2.A3" office:value-type="string">
            <text:p text:style-name="P32"><text:span text:style-name="Fuente_20_de_20_párrafo_20_predeter."><text:span text:style-name="T39">5 (55.6%)</text:span></text:span></text:p>
          </table:table-cell>
        </table:table-row>
        <table:table-row table:style-name="Tabla2.3">
          <table:table-cell table:style-name="Tabla2.A3" office:value-type="string">
            <text:p text:style-name="P31"><text:span text:style-name="Fuente_20_de_20_párrafo_20_predeter."><text:span text:style-name="T39"><text:s text:c="4"/>Conversaciones</text:span></text:span></text:p>
          </table:table-cell>
          <table:table-cell table:style-name="Tabla2.A3" office:value-type="string">
            <text:p text:style-name="P32"><text:span text:style-name="Fuente_20_de_20_párrafo_20_predeter."><text:span text:style-name="T39">7 (50.0%) </text:span></text:span></text:p>
          </table:table-cell>
          <table:table-cell table:style-name="Tabla2.A3" office:value-type="string">
            <text:p text:style-name="P32"><text:span text:style-name="Fuente_20_de_20_párrafo_20_predeter."><text:span text:style-name="T39">8 (27.6%) </text:span></text:span></text:p>
          </table:table-cell>
          <table:table-cell table:style-name="Tabla2.A3" office:value-type="string">
            <text:p text:style-name="P32"><text:span text:style-name="Fuente_20_de_20_párrafo_20_predeter."><text:span text:style-name="T39">10 (26.3%)</text:span></text:span></text:p>
          </table:table-cell>
          <table:table-cell table:style-name="Tabla2.A3" office:value-type="string">
            <text:p text:style-name="P32"><text:span text:style-name="Fuente_20_de_20_párrafo_20_predeter."><text:span text:style-name="T39">9 (27.3%) </text:span></text:span></text:p>
          </table:table-cell>
          <table:table-cell table:style-name="Tabla2.A3" office:value-type="string">
            <text:p text:style-name="P32"><text:span text:style-name="Fuente_20_de_20_párrafo_20_predeter."><text:span text:style-name="T39">2 (22.2%)</text:span></text:span></text:p>
          </table:table-cell>
        </table:table-row>
        <table:table-row table:style-name="Tabla2.3">
          <table:table-cell table:style-name="Tabla2.A3" office:value-type="string">
            <text:p text:style-name="P31"><text:span text:style-name="Fuente_20_de_20_párrafo_20_predeter."><text:span text:style-name="T39"><text:s text:c="4"/>Ejercicios didácticos</text:span></text:span></text:p>
          </table:table-cell>
          <table:table-cell table:style-name="Tabla2.A3" office:value-type="string">
            <text:p text:style-name="P32"><text:span text:style-name="Fuente_20_de_20_párrafo_20_predeter."><text:span text:style-name="T39">1 (7.14%) </text:span></text:span></text:p>
          </table:table-cell>
          <table:table-cell table:style-name="Tabla2.A3" office:value-type="string">
            <text:p text:style-name="P32"><text:span text:style-name="Fuente_20_de_20_párrafo_20_predeter."><text:span text:style-name="T39">3 (10.3%) </text:span></text:span></text:p>
          </table:table-cell>
          <table:table-cell table:style-name="Tabla2.A3" office:value-type="string">
            <text:p text:style-name="P32"><text:span text:style-name="Fuente_20_de_20_párrafo_20_predeter."><text:span text:style-name="T39">5 (13.2%) </text:span></text:span></text:p>
          </table:table-cell>
          <table:table-cell table:style-name="Tabla2.A3" office:value-type="string">
            <text:p text:style-name="P32"><text:span text:style-name="Fuente_20_de_20_párrafo_20_predeter."><text:span text:style-name="T39">5 (15.2%) </text:span></text:span></text:p>
          </table:table-cell>
          <table:table-cell table:style-name="Tabla2.A3" office:value-type="string">
            <text:p text:style-name="P32"><text:span text:style-name="Fuente_20_de_20_párrafo_20_predeter."><text:span text:style-name="T39">2 (22.2%)</text:span></text:span></text:p>
          </table:table-cell>
        </table:table-row>
        <table:table-row table:style-name="Tabla2.3">
          <table:table-cell table:style-name="Tabla2.A3" office:value-type="string">
            <text:p text:style-name="P31"><text:span text:style-name="Fuente_20_de_20_párrafo_20_predeter."><text:span text:style-name="T42">plataforma:</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10"/></text:span></text:span></text:p>
          </table:table-cell>
          <table:table-cell table:style-name="Tabla2.A3" office:value-type="string">
            <text:p text:style-name="P32"><text:span text:style-name="Fuente_20_de_20_párrafo_20_predeter."><text:span text:style-name="T39"><text:s text:c="9"/></text:span></text:span></text:p>
          </table:table-cell>
        </table:table-row>
        <table:table-row table:style-name="Tabla2.3">
          <table:table-cell table:style-name="Tabla2.A3" office:value-type="string">
            <text:p text:style-name="P31"><text:span text:style-name="Fuente_20_de_20_párrafo_20_predeter."><text:span text:style-name="T39"><text:s text:c="4"/>Consola</text:span></text:span></text:p>
          </table:table-cell>
          <table:table-cell table:style-name="Tabla2.A3" office:value-type="string">
            <text:p text:style-name="P32"><text:span text:style-name="Fuente_20_de_20_párrafo_20_predeter."><text:span text:style-name="T39">0 (0.00%) </text:span></text:span></text:p>
          </table:table-cell>
          <table:table-cell table:style-name="Tabla2.A3" office:value-type="string">
            <text:p text:style-name="P32"><text:span text:style-name="Fuente_20_de_20_párrafo_20_predeter."><text:span text:style-name="T39">0 (0.00%) </text:span></text:span></text:p>
          </table:table-cell>
          <table:table-cell table:style-name="Tabla2.A3" office:value-type="string">
            <text:p text:style-name="P32"><text:span text:style-name="Fuente_20_de_20_párrafo_20_predeter."><text:span text:style-name="T39">1 (2.63%) </text:span></text:span></text:p>
          </table:table-cell>
          <table:table-cell table:style-name="Tabla2.A3" office:value-type="string">
            <text:p text:style-name="P32"><text:span text:style-name="Fuente_20_de_20_párrafo_20_predeter."><text:span text:style-name="T39">2 (6.06%) </text:span></text:span></text:p>
          </table:table-cell>
          <table:table-cell table:style-name="Tabla2.A3" office:value-type="string">
            <text:p text:style-name="P32"><text:span text:style-name="Fuente_20_de_20_párrafo_20_predeter."><text:span text:style-name="T39">1 (11.1%)</text:span></text:span></text:p>
          </table:table-cell>
        </table:table-row>
        <table:table-row table:style-name="Tabla2.22">
          <table:table-cell table:style-name="Tabla2.A3" office:value-type="string">
            <text:p text:style-name="P31"><text:span text:style-name="Fuente_20_de_20_párrafo_20_predeter."><text:span text:style-name="T39"><text:s text:c="4"/>Dispositivo móvil o </text:span></text:span><text:span text:style-name="Fuente_20_de_20_párrafo_20_predeter."><text:span text:style-name="T41">tablet</text:span></text:span></text:p>
          </table:table-cell>
          <table:table-cell table:style-name="Tabla2.A3" office:value-type="string">
            <text:p text:style-name="P32"><text:span text:style-name="Fuente_20_de_20_párrafo_20_predeter."><text:span text:style-name="T39">11 (78.6%)</text:span></text:span></text:p>
          </table:table-cell>
          <table:table-cell table:style-name="Tabla2.A3" office:value-type="string">
            <text:p text:style-name="P32"><text:span text:style-name="Fuente_20_de_20_párrafo_20_predeter."><text:span text:style-name="T39">26 (89.7%)</text:span></text:span></text:p>
          </table:table-cell>
          <table:table-cell table:style-name="Tabla2.A3" office:value-type="string">
            <text:p text:style-name="P32"><text:span text:style-name="Fuente_20_de_20_párrafo_20_predeter."><text:span text:style-name="T39">34 (89.5%)</text:span></text:span></text:p>
          </table:table-cell>
          <table:table-cell table:style-name="Tabla2.A3" office:value-type="string">
            <text:p text:style-name="P32"><text:span text:style-name="Fuente_20_de_20_párrafo_20_predeter."><text:span text:style-name="T39">24 (72.7%)</text:span></text:span></text:p>
          </table:table-cell>
          <table:table-cell table:style-name="Tabla2.A3" office:value-type="string">
            <text:p text:style-name="P32"><text:span text:style-name="Fuente_20_de_20_párrafo_20_predeter."><text:span text:style-name="T39">6 (66.7%)</text:span></text:span></text:p>
          </table:table-cell>
        </table:table-row>
        <table:table-row table:style-name="Tabla2.3">
          <table:table-cell table:style-name="Tabla2.A2" office:value-type="string">
            <text:p text:style-name="P31"><text:span text:style-name="Fuente_20_de_20_párrafo_20_predeter."><text:span text:style-name="T39"><text:s text:c="4"/>Ordenador</text:span></text:span></text:p>
          </table:table-cell>
          <table:table-cell table:style-name="Tabla2.A2" office:value-type="string">
            <text:p text:style-name="P32"><text:span text:style-name="Fuente_20_de_20_párrafo_20_predeter."><text:span text:style-name="T39">3 (21.4%) </text:span></text:span></text:p>
          </table:table-cell>
          <table:table-cell table:style-name="Tabla2.A2" office:value-type="string">
            <text:p text:style-name="P32"><text:span text:style-name="Fuente_20_de_20_párrafo_20_predeter."><text:span text:style-name="T39">3 (10.3%) </text:span></text:span></text:p>
          </table:table-cell>
          <table:table-cell table:style-name="Tabla2.A2" office:value-type="string">
            <text:p text:style-name="P32"><text:span text:style-name="Fuente_20_de_20_párrafo_20_predeter."><text:span text:style-name="T39">3 (7.89%) </text:span></text:span></text:p>
          </table:table-cell>
          <table:table-cell table:style-name="Tabla2.A2" office:value-type="string">
            <text:p text:style-name="P32"><text:span text:style-name="Fuente_20_de_20_párrafo_20_predeter."><text:span text:style-name="T39">7 (21.2%) </text:span></text:span></text:p>
          </table:table-cell>
          <table:table-cell table:style-name="Tabla2.A2" office:value-type="string">
            <text:p text:style-name="P32"><text:span text:style-name="Fuente_20_de_20_párrafo_20_predeter."><text:span text:style-name="T39">2 (22.2%)</text:span></text:span></text:p>
          </table:table-cell>
        </table:table-row>
      </table:table>
      <text:p text:style-name="Taula"/>
      <text:p text:style-name="Taula"/>
      <text:p text:style-name="Taula"/>
      <text:p text:style-name="Taula"/>
      <text:p text:style-name="Taula"/>
      <text:p text:style-name="Taula"/>
      <text:p text:style-name="Taula"/>
      <text:p text:style-name="Taula"/>
      <text:h text:style-name="_34_._20_Apartat" text:outline-level="2"><text:bookmark-start text:name="__RefHeading___Toc2480_250916180"/><text:soft-page-break/>Actualització de disseny<text:bookmark-end text:name="__RefHeading___Toc2480_250916180"/></text:h>
      <text:p text:style-name="_36_._20_Text">Basant-se en els resultats de la primera enquesta, vam confeccionar una llista de prioritats per a l'actualització del videojoc que es pot veure a la <text:span text:style-name="T35">taula 4. De les quatre tasques a afegir, vam descartar dues, ja que resultava impossible implementar-les amb el software i les meves capacitats informàtiques. El que es va decidir fer igualment va ser afegir un nou nivell (gramàtica) i fer possible jugar no només des de la pàgina web de Scratch a l'ordinador, sinó també poder fer-ho des del telèfon mòbil o tauleta.</text:span></text:p>
      <text:p text:style-name="P34">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8">Actualització</text:p>
          </table:table-cell>
          <table:table-cell table:style-name="Tabla5.A1" office:value-type="string">
            <text:p text:style-name="P8">Prioritat segons enquesta</text:p>
          </table:table-cell>
          <table:table-cell table:style-name="Tabla5.A1" office:value-type="string">
            <text:p text:style-name="P8">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_36_._20_Text"><draw:frame draw:style-name="fr2" draw:name="Marco6" text:anchor-type="paragraph" svg:width="16.701cm" draw:z-index="4"><draw:text-box fo:min-height="12.49cm"><text:p text:style-name="Figure">Fig<text:span text:style-name="T48">ura </text:span><text:span text:style-name="T48"><text:sequence text:ref-name="refFigure12" text:name="Figure" text:formula="ooow:Figure+1" style:num-format="1">13</text:sequence></text:span><text:span text:style-name="T48">: Exemple de conversa per aprendre gramàtica afegida després de rebre les respostes de l'enquesta. El panell A mostra una proposta d'exercici de reported speach que té les possibles solucions al panell B. Si l'usuari falla, s'explica el per qu</text:span><text:span text:style-name="T48">è</text:span><text:span text:style-name="T48"> ha fallat i se'l corregeix al panell C. Si la resposta es correcta, s'avança a un altre exercici.</text:span></text:p></draw:text-box></draw:frame><text:soft-page-break/></text:p>
      <text:p text:style-name="_36_._20_Text"/>
      <text:p text:style-name="_36_._20_Text">Per tal de satisfer algunes de les recomanacions obtingudes pels participants, es va afegir a la versió inicial una nova conversa (Homework) per practicar gramàtica (reported speach). La <text:span text:style-name="T35">figura 13 mostra un dels cinc exercicis de reported speach implementats a la <text:s/>conversa de Homework. La versió final del videojoc es pot trobar a: </text:span><text:span text:style-name="T10"><text:s/></text:span><text:a xlink:type="simple" xlink:href="https://forkphorus.github.io/app.html?id=458625035" office:target-frame-name="_blank" xlink:show="new" text:style-name="Internet_20_link" text:visited-style-name="Visited_20_Internet_20_Link"><text:span text:style-name="T25">https://forkphorus.github.io/app.html?id=458625035</text:span></text:a><text:span text:style-name="T6">.</text:span></text:p>
      <text:p text:style-name="_36_._20_Text"><text:span text:style-name="T6">Amb el disseny actualitzat, es va distribuir el videojoc a un total de 64 persones que van mostrar interès a l'enquesta inicial. D'aquestes, 29 van contestar a un segon formulari on vam investigar si aquest videojoc realment facilita l'aprenentatge de l'anglès, o algun idioma. Els resultats van ser a</text:span><text:span text:style-name="T21">claparadors.</text:span><text:span text:style-name="T6">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figura 14 A). Els usuaris tamb</text:span><text:span text:style-name="T21">é</text:span><text:span text:style-name="T6"> van dir que el joc té un estil artístic correcte i atraient (figura 14 B). No obstant,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span></text:p>
      <text:p text:style-name="_36_._20_Text"><draw:frame draw:style-name="fr6" draw:name="Marco10" text:anchor-type="paragraph" svg:width="15.081cm" draw:z-index="9"><draw:text-box fo:min-height="14.395cm"><text:p text:style-name="P40">Figura <text:sequence text:ref-name="refFigure13" text:name="Figure" text:formula="ooow:Figure+1" style:num-format="1">14</text:sequence>: Preguntes de la segona enquesta sobre contingut i estil del videojoc (n=29).</text:p></draw:text-box></draw:frame><text:soft-page-break/></text:p>
      <text:p text:style-name="_36_._20_Text">Addicionalment es va <text:s/>preguntar quina era l'opinió sobre el disseny i la utilitat del videojoc en una escala del 0 al 10. El 93,1% dels enquestats va puntuar amb un 7 o més (moda 7) al <text:span text:style-name="T35">disseny del videojoc </text:span><text:span text:style-name="T6">(figura 15 A). Per altra banda, el 86,3% va puntuar amb 8 o més (moda 9) la utilitat d'aquest joc per aprendre idiomes (figura 15 B).</text:span></text:p>
      <text:p text:style-name="_36_._20_Text"><draw:frame draw:style-name="fr2" draw:name="Marco11" text:anchor-type="paragraph" svg:width="14.247cm" draw:z-index="10"><draw:text-box fo:min-height="13.601cm"><text:p text:style-name="P40">Figura <text:sequence text:ref-name="refFigure14" text:name="Figure" text:formula="ooow:Figure+1" style:num-format="1">15</text:sequence>: Valoracions del disseny i utilitat del videojoc obtingudes a la segona enquesta (n=29).</text:p></draw:text-box></draw:frame><text:soft-page-break/></text:p>
      <text:h text:style-name="P53"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49">Així doncs, el nostre objectiu principal és demostrar </text:span><text:span text:style-name="T16">que</text:span><text:span text:style-name="T49"> mitjançant un videojoc, qualsevol persona, </text:span><text:span text:style-name="T16">tingui el nivell que tingui</text:span><text:span text:style-name="T49">, pot aprendre anglès.</text:span><text:span text:style-name="T46">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wine (creació de diàlegs), Scratch (creació de videojocs) o <text:span text:style-name="T47">Forkphorus (creació aplicació Java pel mòbil) per avaluar si la seva utilització permetia als usuaris aprendre angl</text:span><text:span text:style-name="T19">è</text:span><text:span text:style-name="T47">s.</text:span></text:p>
      <text:p text:style-name="_36_._20_Text">L’anàlisi estadística dels resultats obtinguts a l'enquesta realitzada a <text:span text:style-name="T19">123</text:span> persones d’edats compreses entre <text:span text:style-name="T19">10</text:span> i <text:span text:style-name="T19">més de 50</text:span> anys ens ha indicat que la gent té preferència per un joc per a mòbils basat en una aventura amb diàlegs i que es pogu<text:span text:style-name="T19">é</text:span>s practicar vocabulari i gramàtica escoltant les converses i completant les frases del nostre personatge. Degut a les limitacions del <text:span text:style-name="T1">software</text:span><text:span text:style-name="T4"> utilitzat (Scratch) i al temps del qual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20">i</text:span><text:span text:style-name="T4">a provar el joc i donar la seva opinió sobre la utilitat per aprendre angles.</text:span></text:p>
      <text:p text:style-name="P5">Després de distribuir el videojoc actualitzat amb les demandes dels usuaris, de 64 persones que el van demanar, 29 van contestar un segon formulari on es veuria si aquest havia resultat útil per als jugadors. Tots aquests van contestar que resultaria útil aprendre idiomes amb un videojoc com el que vam crear, òbviament més desenvolupat i complet.</text:p>
      <text:p text:style-name="P5">Per tant, la principal conclusió d'aquest treball obtinguda a partir dels resultats del nostre estudi és que un videojoc, en particular de converses, pot ser utilitzat per aprendre idiomes. Una altra conclusió secundària d'aquest treball és que les eines d’ús lliure (Slack, Scratch, Twine, Github, R, ...) permeten la implementació de videojocs així com la comunicació entre desenvolupadors, i això pot resultar útil en treballs futurs, on es desenvolupen programes o videojocs més avançats.</text:p>
      <text:p text:style-name="_36_._20_Text"><text:span text:style-name="T4">Des d’un punt de vista personal, crec que donat l’inter</text:span><text:span text:style-name="T20">è</text:span><text:span text:style-name="T4">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 l’anàlisi estadístic.</text:span><text:span text:style-name="T50"> També m'ha perm</text:span><text:span text:style-name="T50">è</text:span><text:span text:style-name="T50">s a treballar de forma organitzada amb el meu tutor com si fos un treball en equip i/o multidisciplinar</text:span><text:span text:style-name="T50">i</text:span><text:span text:style-name="T50">.</text:span></text:p>
      <text:h text:style-name="P53" text:outline-level="1"><text:bookmark-start text:name="__RefHeading___Toc2484_250916180"/>Bibliografia<text:bookmark-end text:name="__RefHeading___Toc2484_250916180"/></text:h>
      <text:p text:style-name="P15">Articles científics</text:p>
      <text:p text:style-name="P13">Gomes TT, Schujmann DS, Fu C. Rehabilitation through virtual reality: physical activity of patients admitted to the intensive care unit. Rev Bras Ter Intensiva. 2019;31(4):456-463.</text:p>
      <text:p text:style-name="P36"><text:span text:style-name="T33">Hao-Jan Howard Chen, Hsiao-Ling Hsu, Zhi-Hong Chen. </text:span><text:span text:style-name="T34">A study on the effect of adding L1 glosses in the subtitle of an adventure game for vocabulary learning</text:span><text:span text:style-name="T24">.</text:span><text:span text:style-name="T33"> Interactive Learning Environments. </text:span><text:span text:style-name="T33">2020;</text:span><text:span text:style-name="T33">0:01-17.</text:span><text:span text:style-name="T32"> </text:span></text:p>
      <text:p text:style-name="P13">Mayer RE. Computer Games in Education. Annu Rev Psychol. 2019;70:531-549. </text:p>
      <text:p text:style-name="P13">Nuic D, Vinti M, Karachi C, Foulon P, Van Hamme A, Welter ML. The feasibility and positive effects of a customised videogame rehabilitation programme for freezing of gait and falls in Parkinson's disease patients: a pilot study. J Neuroeng Rehabil. 2018;15(1):31. </text:p>
      <text:p text:style-name="P13">Ordonez TN, Borges F, Kanashiro CS, Santos CCDN, Hora SS, Lima-Silva TB. Actively station: Effects on global cognition of mature adults and healthy elderly program using eletronic games. Dement Neuropsychol. 2017;11(2):186-197. </text:p>
      <text:p text:style-name="P13">Radesky JS, Christakis DA. Increased Screen Time: Implications for Early Childhood Development and Behavior. Pediatr Clin North Am. 2016;63(5):827-39. </text:p>
      <text:p text:style-name="P13">Soneji C. Learning through gaming. Br Dent J. 2019;227(12):1011-1012.</text:p>
      <text:p text:style-name="P13">Villani D, Carissoli C, Triberti S, Marchetti A, Gilli G, Riva G. Videogames for Emotion Regulation: A Systematic Review. Games Health J. 2018;7(2):85-99. </text:p>
      <text:p text:style-name="P17"><text:span text:style-name="T27">Xu W, Liang HN, Baghaei N, Wu Berberich B, Yue Y. Health Benefits of Digital Videogames for the Aging Population: A Systematic Review. Games Health J. 2020;9(6):389-404.</text:span> </text:p>
      <text:p text:style-name="P14">Zhang Y, Song H, Liu X, Tang D, Chen YE, Zhang X. Language Learning Enhanced by Massive Multiple Online Role-Playing Games (MMORPGs) and the Underlying Behavioral and Neural Mechanisms. Front Hum Neurosci. 2017;11:95.</text:p>
      <text:p text:style-name="P8">Llibreria d'R:</text:p>
      <text:p text:style-name="P18"><text:span text:style-name="T18">Isaac Subirana, Joan Vila and Héctor Sanz. CompareGroups 4.0: Descriptives by groups. </text:span><text:a xlink:type="simple" xlink:href="https://cran.r-project.org/web/packages/compareGroups/vignettes/compareGroups_vignette.html" text:style-name="Internet_20_link" text:visited-style-name="Visited_20_Internet_20_Link">h</text:a><text:a xlink:type="simple" xlink:href="https://cran.r-project.org/web/packages/compareGroups/vignettes/compareGroups_vignette.html" text:style-name="Internet_20_link" text:visited-style-name="Visited_20_Internet_20_Link">ttps://cran.r</text:a><text:a xlink:type="simple" xlink:href="https://cran.r-project.org/web/packages/compareGroups/vignettes/compareGroups_vignette.html" text:style-name="Internet_20_link" text:visited-style-name="Visited_20_Internet_20_Link"><text:span text:style-name="T26">-project.org/web/packages/compareGroups/vignettes/compareGroups_vignette.html</text:span></text:a><text:span text:style-name="T14"> </text:span><text:span text:style-name="T12">[</text:span><text:span text:style-name="T13">Accés</text:span><text:span text:style-name="T12">: 25 Octubre 2020].</text:span></text:p>
      <text:p text:style-name="_36_._20_Text"/>
      <text:p text:style-name="P15">Webgrafia</text:p>
      <text:p text:style-name="_36_._20_Text"><text:soft-page-break/>Félix Casanova. Historia resumida de los videojuegos. <text:a xlink:type="simple" xlink:href="https://hdnh.es/historia-resumida-videojuegos/" text:style-name="Internet_20_link" text:visited-style-name="Visited_20_Internet_20_Link">https://hdnh.es/historia-resumida-videojuegos/</text:a> [Accés: 10 Juny 2020].</text:p>
      <text:p text:style-name="_36_._20_Text">Wikipedia. <text:a xlink:type="simple" xlink:href="https://es.qwe.wiki/wiki/Space_Invaders" text:style-name="Internet_20_link" text:visited-style-name="Visited_20_Internet_20_Link">https://es.qwe.wiki/wiki/Space_Invaders</text:a> [Accés: 10 Juny 2020].</text:p>
      <text:p text:style-name="_36_._20_Text">Wikipedia. <text:a xlink:type="simple" xlink:href="https://es.wikipedia.org/wiki/Dreamcast" text:style-name="Internet_20_link" text:visited-style-name="Visited_20_Internet_20_Link">https://es.wikipedia.org/wiki/Dreamcast</text:a> <text:span text:style-name="T53">[Accés: 11 Juny 2020].</text:span></text:p>
      <text:p text:style-name="_36_._20_Text"><text:span text:style-name="T48">Devin Pickell. </text:span><text:bookmark text:name="hs_cos_wrapper_name"/><text:span text:style-name="T28">What Is Esports and How Did it Become a $1 Billion Industry? </text:span><text:a xlink:type="simple" xlink:href="https://learn.g2.com/esports" text:style-name="Internet_20_link" text:visited-style-name="Visited_20_Internet_20_Link">https://learn.g2.com/esports</text:a> [Accés: 11 Juny 2020].</text:p>
      <text:p text:style-name="_36_._20_Text">Wikipedia. <text:a xlink:type="simple" xlink:href="https://es.wikipedia.org/wiki/Game_Boy" text:style-name="Internet_20_link" text:visited-style-name="Visited_20_Internet_20_Link">https://es.wikipedia.org/wiki/Game_Boy</text:a> [Accés: 12 Juny 2020].</text:p>
      <text:p text:style-name="_36_._20_Text">Ikael. La década de los 2000: cuando los videojuegos cambiaron para siempre. <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15 Juny 2020].</text:p>
      <text:p text:style-name="_36_._20_Text">Jarkendia. 20 años de Age of Empires: así es la historia de uno de los RTS más laureados del PC. <text:a xlink:type="simple" xlink:href="https://www.vidaextra.com/estrategia/20-anos-de-age-of-empires-asi-es-la-historia-de-uno-de-los-rts-mas-laureados-del-pc" text:style-name="Internet_20_link" text:visited-style-name="Visited_20_Internet_20_Link"><text:span text:style-name="T8">https://www.vidaextra.com/estrategia/20-anos-de-age-of-empires-asi-es-la-historia-de-uno-de-los-rts-mas-laureados-del-pc</text:span></text:a><text:span text:style-name="T8"> [Accés: 15 Juny 2020].</text:span></text:p>
      <text:p text:style-name="_36_._20_Text"><text:bookmark text:name="id_title"/>Jaume Esteve. Age of Empires: La Historia hecha videojuego. <text:a xlink:type="simple" xlink:href="https://es.ign.com/age-of-empires-ii-pc/72392/feature/age-of-empires-la-historia-hecha-videojuego" text:style-name="Internet_20_link" text:visited-style-name="Visited_20_Internet_20_Link">https://es.ign.com/age-of-empires-ii-pc/72392/feature/age-of-empires-la-historia-hecha-videojuego</text:a> <text:span text:style-name="T11">[Accés: 15 Juny 2020].</text:span></text:p>
      <text:p text:style-name="_36_._20_Text">Frankie MB. Historia y evolución de Counter Strike, el juego que lleva más de 20 años siendo uno de los FPS de referencia. <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 <text:span text:style-name="T15">[Accés: 17 Juny 2020].</text:span></text:p>
      <text:p text:style-name="_36_._20_Text">Wikipedia. <text:a xlink:type="simple" xlink:href="https://es.wikipedia.org/wiki/Los_Sims" text:style-name="Internet_20_link" text:visited-style-name="Visited_20_Internet_20_Link">https://es.wikipedia.org/wiki/Los_Sims</text:a> <text:span text:style-name="T15">[Accés: 17 Juny 2020].</text:span></text:p>
      <text:p text:style-name="_36_._20_Text">Wikipedia. <text:a xlink:type="simple" xlink:href="https://es.wikipedia.org/wiki/World_of_Warcraft" text:style-name="Internet_20_link" text:visited-style-name="Visited_20_Internet_20_Link">https://es.wikipedia.org/wiki/World_of_Warcraft</text:a> <text:span text:style-name="T15">[Accés: 17 Juny 2020].</text:span></text:p>
      <text:p text:style-name="_36_._20_Text"><text:bookmark text:name="m25-24-26"/><text:span text:style-name="T30">20minutos.es. </text:span><text:span text:style-name="T30">Los videojuegos ya están considerados por el Gobierno como un área </text:span><text:span text:style-name="T30">más de la cultura</text:span><text:span text:style-name="T30">.</text:span><text:span text:style-name="T29"> </text:span><text:a xlink:type="simple" xlink:href="https://www.20minutos.es/videojuegos/noticia/gobierno-videojuegos-cultura-459742/0/" text:style-name="Internet_20_link" text:visited-style-name="Visited_20_Internet_20_Link">https://www.20minutos.es/videojuegos/noticia/gobierno-videojuegos-cultura-459742/0/</text:a> <text:span text:style-name="T15">[Accés: 16 Juny 2020].</text:span></text:p>
      <text:p text:style-name="_36_._20_Text">Christopher McFadden. Can You Learn Languages Through Videogames? <text:a xlink:type="simple" xlink:href="https://interestingengineering.com/can-you-learn-languages-through-video-games" text:style-name="Internet_20_link" text:visited-style-name="Visited_20_Internet_20_Link">https://interestingengineering.com/can-you-learn-languages-through-video-games</text:a> [Accés: 10 Juny 2020].</text:p>
      <text:p text:style-name="_36_._20_Text"><text:span text:style-name="T54">Albert García</text:span><text:span text:style-name="T54">. </text:span><text:span text:style-name="T31">StarCraft, el juego que inició la fiebre de los ‘e-sports’, regresa en 4K. </text:span><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 [Accés: 15 Juny 2020].</text:p>
      <text:p text:style-name="_36_._20_Text"><text:span text:style-name="T35">Anna Fabrés. Las fases del desarrollo de videojuegos. </text:span><text:a xlink:type="simple" xlink:href="https://www.invergestudios.com/blog/fases_desarrollo_videojuegos/" text:style-name="Internet_20_link" text:visited-style-name="Visited_20_Internet_20_Link"><text:span text:style-name="T35">https://www.invergestudios.com/blog/fases_desarrollo_videojuegos/</text:span></text:a><text:span text:style-name="T35"> [Accés: 23 Juny 2020].</text:span></text:p>
      <text:p text:style-name="_36_._20_Text"><text:span text:style-name="T35">Wikipedia. </text:span><text:a xlink:type="simple" xlink:href="https://es.wikipedia.org/wiki/Scratch_(lenguaje_de_programación)" text:style-name="Internet_20_link" text:visited-style-name="Visited_20_Internet_20_Link"><text:span text:style-name="T35">Scratch (lenguaje de programación) - Wikipedia, la enciclopedia libre</text:span></text:a><text:span text:style-name="T35"> [Accés: 4 Juliol 2020].</text:span></text:p>
      <text:p text:style-name="_36_._20_Text"><text:soft-page-break/><text:span text:style-name="T35">Wikipedia. </text:span><text:a xlink:type="simple" xlink:href="https://en.wikipedia.org/wiki/Twine_(software" text:style-name="Internet_20_link" text:visited-style-name="Visited_20_Internet_20_Link"><text:span text:style-name="T35">https://en.wikipedia.org/wiki/Twine_(software</text:span></text:a><text:span text:style-name="T35">) [Accés: 4 Juliol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kelson-bold" svg:font-family="kelson-bold,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1" style:font-size-asian="32pt" style:font-name-complex="Segoe Print1"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801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2" fo:hyphenation-push-char-count="2"/>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25</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1-01-04T23:05:02.36</dc:date>
    <meta:editing-duration>P1DT22H44S</meta:editing-duration>
    <meta:editing-cycles>142</meta:editing-cycles>
    <meta:generator>OpenOffice/4.1.2$Win32 OpenOffice.org_project/412m3$Build-9782</meta:generator>
    <dc:creator>iker gonzalez tirado</dc:creator>
    <meta:document-statistic meta:table-count="4" meta:image-count="0" meta:object-count="0" meta:page-count="31" meta:paragraph-count="460" meta:word-count="7495" meta:character-count="47513"/>
  </office:meta>
</office:document-meta>
</file>